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dobe Caslon Pro" svg:font-family="'Adobe Caslon Pro'"/>
    <style:font-face style:name="Adobe Caslon Pro1" svg:font-family="'Adobe Caslon Pro'" style:font-adornments="Semibold" style:font-family-generic="roman" style:font-pitch="variable"/>
    <style:font-face style:name="Adobe Caslon Pro2" svg:font-family="'Adobe Caslon Pro'" style:font-adornments="Standard" style:font-family-generic="roman" style:font-pitch="variable"/>
    <style:font-face style:name="Adobe Caslon Pro:liga=0" svg:font-family="'Adobe Caslon Pro:liga=0'" style:font-adornments="Standard" style:font-family-generic="roman" style:font-pitch="variable"/>
    <style:font-face style:name="Adobe Caslon Pro:onum" svg:font-family="'Adobe Caslon Pro:onum'" style:font-adornments="Kursiv" style:font-family-generic="roman" style:font-pitch="variable"/>
    <style:font-face style:name="Adobe Caslon Pro:onum1" svg:font-family="'Adobe Caslon Pro:onum'" style:font-adornments="Standard" style:font-family-generic="roman" style:font-pitch="variable"/>
    <style:font-face style:name="Adobe Caslon Pro:smcp&amp;c2sc" svg:font-family="'Adobe Caslon Pro:smcp&amp;c2sc'" style:font-adornments="Standard" style:font-family-generic="roman" style:font-pitch="variable"/>
    <style:font-face style:name="Adobe Caslon Pro:subs" svg:font-family="'Adobe Caslon Pro:subs'" style:font-adornments="Standard" style:font-family-generic="roman" style:font-pitch="variable"/>
    <style:font-face style:name="Adobe Caslon Pro:sups" svg:font-family="'Adobe Caslon Pro:sups'" style:font-adornments="Standard" style:font-family-generic="roman" style:font-pitch="variable"/>
    <style:font-face style:name="Adobe Garamond Pro" svg:font-family="'Adobe Garamond Pro'" style:font-adornments="Standard" style:font-family-generic="roman" style:font-pitch="variable"/>
    <style:font-face style:name="Adobe Garamond Pro:onum" svg:font-family="'Adobe Garamond Pro:onum'" style:font-adornments="Standard" style:font-family-generic="roman" style:font-pitch="variable"/>
    <style:font-face style:name="Arial" svg:font-family="Arial" style:font-family-generic="swiss" style:font-pitch="variable"/>
    <style:font-face style:name="Baskerville Old Face" svg:font-family="'Baskerville Old Face', 'Baskerville Old Face'" style:font-family-generic="swiss"/>
    <style:font-face style:name="Garamond Premr Pro:onum" svg:font-family="'Garamond Premr Pro:onum'" style:font-adornments="Standard" style:font-family-generic="roman" style:font-pitch="variable"/>
    <style:font-face style:name="Liberation Mono" svg:font-family="'Liberation Mono'" style:font-family-generic="modern" style:font-pitch="fixed"/>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Minion Pro" svg:font-family="'Minion Pro'" style:font-family-generic="roman" style:font-pitch="variable"/>
    <style:font-face style:name="MinionPro-Regular" svg:font-family="MinionPro-Regular"/>
    <style:font-face style:name="NSimSun" svg:font-family="NSimSun" style:font-family-generic="modern" style:font-pitch="fixed"/>
    <style:font-face style:name="OpenSymbol" svg:font-family="OpenSymbol"/>
    <style:font-face style:name="SimSun" svg:font-family="SimSun" style:font-family-generic="system" style:font-pitch="variable"/>
    <style:font-face style:name="Symbol" svg:font-family="Symbol" style:font-adornments="Standard" style:font-family-generic="roman" style:font-pitch="variable" style:font-charset="x-symbol"/>
    <style:font-face style:name="Times New Roman" svg:font-family="'Times New Roman'" style:font-family-generic="roman" style:font-pitch="variable"/>
  </office:font-face-decls>
  <office:automatic-styles>
    <style:style style:name="P1" style:family="paragraph" style:parent-style-name="Heading_20_1" style:master-page-name="Converted1">
      <style:paragraph-properties style:page-number="auto" fo:break-before="page"/>
    </style:style>
    <style:style style:name="P2" style:family="paragraph" style:parent-style-name="HT_5f_Stumpf">
      <style:text-properties officeooo:paragraph-rsid="0121a858"/>
    </style:style>
    <style:style style:name="P3" style:family="paragraph" style:parent-style-name="HT_5f_Stumpf">
      <style:text-properties officeooo:paragraph-rsid="013d7cb6"/>
    </style:style>
    <style:style style:name="P4" style:family="paragraph" style:parent-style-name="HT_5f_Stumpf">
      <style:text-properties officeooo:paragraph-rsid="01a7eaf8"/>
    </style:style>
    <style:style style:name="P5" style:family="paragraph" style:parent-style-name="HT">
      <style:text-properties officeooo:paragraph-rsid="01a7eaf8"/>
    </style:style>
    <style:style style:name="P6" style:family="paragraph" style:parent-style-name="HT_5f_Stumpf">
      <style:text-properties officeooo:rsid="01a41962" officeooo:paragraph-rsid="01ae4929"/>
    </style:style>
    <style:style style:name="P7" style:family="paragraph" style:parent-style-name="HT">
      <style:text-properties officeooo:paragraph-rsid="01ae5320"/>
    </style:style>
    <style:style style:name="P8" style:family="paragraph" style:parent-style-name="Footnote">
      <style:text-properties officeooo:rsid="01ae5320" officeooo:paragraph-rsid="01ae5320"/>
    </style:style>
    <style:style style:name="P9" style:family="paragraph" style:parent-style-name="Footnote">
      <style:text-properties officeooo:rsid="01aef29c" officeooo:paragraph-rsid="01aef29c"/>
    </style:style>
    <style:style style:name="P10" style:family="paragraph" style:parent-style-name="HT">
      <style:text-properties officeooo:rsid="01aef29c" officeooo:paragraph-rsid="01aef29c"/>
    </style:style>
    <style:style style:name="P11" style:family="paragraph" style:parent-style-name="HT">
      <style:text-properties officeooo:rsid="0197eb78" officeooo:paragraph-rsid="0197eb78"/>
    </style:style>
    <style:style style:name="P12" style:family="paragraph" style:parent-style-name="HT">
      <style:text-properties officeooo:paragraph-rsid="01a64d78"/>
    </style:style>
    <style:style style:name="P13" style:family="paragraph" style:parent-style-name="HT_5f_Stumpf">
      <style:text-properties officeooo:rsid="0197eb78" officeooo:paragraph-rsid="0197eb78"/>
    </style:style>
    <style:style style:name="P14" style:family="paragraph" style:parent-style-name="HT_5f_Stumpf">
      <style:text-properties officeooo:rsid="0172575d"/>
    </style:style>
    <style:style style:name="T1" style:family="text">
      <style:text-properties officeooo:rsid="0192fccd"/>
    </style:style>
    <style:style style:name="T2" style:family="text">
      <style:text-properties officeooo:rsid="0193d9fd"/>
    </style:style>
    <style:style style:name="T3" style:family="text">
      <style:text-properties fo:font-style="italic" officeooo:rsid="0193d9fd" style:font-style-asian="italic" style:font-style-complex="italic"/>
    </style:style>
    <style:style style:name="T4" style:family="text">
      <style:text-properties officeooo:rsid="01958835"/>
    </style:style>
    <style:style style:name="T5" style:family="text">
      <style:text-properties officeooo:rsid="01a7eaf8"/>
    </style:style>
    <style:style style:name="T6" style:family="text">
      <style:text-properties officeooo:rsid="01aceead"/>
    </style:style>
    <style:style style:name="T7" style:family="text">
      <style:text-properties officeooo:rsid="019fc52a"/>
    </style:style>
    <style:style style:name="T8" style:family="text">
      <style:text-properties officeooo:rsid="019730c4"/>
    </style:style>
    <style:style style:name="T9" style:family="text">
      <style:text-properties officeooo:rsid="019a6f31"/>
    </style:style>
    <style:style style:name="T10" style:family="text">
      <style:text-properties officeooo:rsid="019c2461"/>
    </style:style>
    <style:style style:name="T11" style:family="text">
      <style:text-properties officeooo:rsid="019c772c"/>
    </style:style>
    <style:style style:name="T12" style:family="text">
      <style:text-properties officeooo:rsid="01ae5320"/>
    </style:style>
    <style:style style:name="T13" style:family="text">
      <style:text-properties officeooo:rsid="019e386e"/>
    </style:style>
    <style:style style:name="T14" style:family="text">
      <style:text-properties officeooo:rsid="01a0737b"/>
    </style:style>
    <style:style style:name="T15" style:family="text">
      <style:text-properties officeooo:rsid="01a1ca59"/>
    </style:style>
    <style:style style:name="T16" style:family="text">
      <style:text-properties officeooo:rsid="01a2881b"/>
    </style:style>
    <style:style style:name="T17" style:family="text">
      <style:text-properties officeooo:rsid="01a56e50"/>
    </style:style>
    <style:style style:name="T18" style:family="text">
      <style:text-properties officeooo:rsid="01a64d78"/>
    </style:style>
    <style:style style:name="T19" style:family="text">
      <style:text-properties officeooo:rsid="01ae4929"/>
    </style:style>
    <style:style style:name="T20" style:family="text">
      <style:text-properties officeooo:rsid="01a8c87f"/>
    </style:style>
    <style:style style:name="T21" style:family="text">
      <style:text-properties officeooo:rsid="01a9e264"/>
    </style:style>
    <style:style style:name="T22" style:family="text">
      <style:text-properties fo:font-style="italic" officeooo:rsid="01958835" style:font-style-asian="italic" style:font-style-complex="italic"/>
    </style:style>
    <style:style style:name="T23" style:family="text">
      <style:text-properties officeooo:rsid="01aba216"/>
    </style:style>
    <style:style style:name="T24" style:family="text">
      <style:text-properties fo:font-style="italic" style:font-style-asian="italic" style:font-style-complex="italic"/>
    </style:style>
    <style:style style:name="T25" style:family="text">
      <style:text-properties fo:font-style="normal" officeooo:rsid="01a9e264" style:font-style-asian="normal" style:font-style-complex="normal"/>
    </style:style>
    <style:style style:name="T26" style:family="text">
      <style:text-properties officeooo:rsid="01aaed18"/>
    </style:style>
    <style:style style:name="T27" style:family="text">
      <style:text-properties officeooo:rsid="01aef29c"/>
    </style:style>
    <style:style style:name="T28" style:family="text">
      <style:text-properties officeooo:rsid="0197eb7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text:style-name="Outline">
        <text:list-item>
          <text:h text:style-name="P1" text:outline-level="1">Zur Geschichte und Überlieferung der <text:span text:style-name="T1">Königsbergschen Gelehrten und politischen Zeitungen (</text:span>KGPZ<text:span text:style-name="T1">)</text:span></text:h>
        </text:list-item>
      </text:list>
      <text:p text:style-name="P2"/>
      <text:p text:style-name="Text_20_body"/>
      <text:list text:continue-numbering="true" text:style-name="Outline">
        <text:list-item>
          <text:list>
            <text:list-item>
              <text:h text:style-name="Heading_20_2" text:outline-level="2"><text:span text:style-name="T1">Die </text:span>Gründung der KGPZ 1764 </text:h>
            </text:list-item>
          </text:list>
        </text:list-item>
      </text:list>
      <text:p text:style-name="P3"/>
      <text:p text:style-name="P4"><text:span text:style-name="T2">Die Gründung der </text:span><text:span text:style-name="T3">Königsbergschen Gelehrten und Politischen Zeitungen</text:span><text:span text:style-name="T2"> </text:span><text:span text:style-name="T4">(KGPZ) </text:span><text:span text:style-name="T2">im Frühjahr 1764 ist eng mit dem Buchladen und dem verlegerischen Wirken </text:span><text:span text:style-name="T4">von Johann Jakob Kanter </text:span><text:span text:style-name="T5">(</text:span>1738–1786<text:span text:style-name="T5">)</text:span><text:span text:style-name="T4"> verbunden.</text:span><text:span text:style-name="T4"><text:note text:id="ftn0" text:note-class="footnote"><text:note-citation>1</text:note-citation><text:note-body><text:p text:style-name="Footnote"><text:span text:style-name="T6">Z</text:span>u Kanter: einfach <text:span text:style-name="T6">auf </text:span>Hamann-Register-Eintrag <text:span text:style-name="T6">verweisen</text:span>? Kohnen-Aufsatz?</text:p></text:note-body></text:note></text:span><text:span text:style-name="T4"> Das erste Stück der Zeitung</text:span><text:span text:style-name="T2"> </text:span><text:span text:style-name="T4">vom 3. Februar</text:span><text:span text:style-name="T2"> </text:span><text:span text:style-name="T4">erschien im Jahr nach dem Frieden von</text:span><text:span text:style-name="T2"> Hubertusburg und zwei Jahre nach dem Ende der russischen Besatzung </text:span><text:span text:style-name="T4">Königsbergs im Siebenjährigen Krieg. </text:span><text:span text:style-name="T7">Der umtriebige </text:span><text:span text:style-name="T4">Kanter vermochte es in der folgenden Aufbruchsstimmung, eine Reihe junger </text:span><text:span text:style-name="T8">Schriftsteller</text:span><text:span text:style-name="T4"> für das Zeitungsprojekt zu gewinnen, das durch Rezensionen und Anzeigen von Neuerscheinungen seinem Buchgeschäft helfen sollte. Sein Buchladen war </text:span><text:span text:style-name="T9">ab Anfang der 1760er Jahre</text:span><text:span text:style-name="T4"> das Zentrum der Königsberger Intellektuellen und sein verlegerisches Wirken, </text:span><text:span text:style-name="T10">das besonders für d</text:span><text:span text:style-name="T11">as</text:span><text:span text:style-name="T10"> frühe </text:span><text:span text:style-name="T12">literarische </text:span><text:span text:style-name="T11">Schaffen</text:span><text:span text:style-name="T10"> Hamanns, Kants </text:span><text:span text:style-name="T11">und Herders</text:span><text:span text:style-name="T10"> von Bedeutung war</text:span><text:span text:style-name="T4">, trug maßgeblich dazu bei, Königsberg von der Provinz zu einem bedeutenden Ort der Aufklärung zu machen.</text:span><text:span text:style-name="T4"><text:note text:id="ftn1" text:note-class="footnote"><text:note-citation>2</text:note-citation><text:note-body><text:p text:style-name="Footnote"><text:span text:style-name="T6">V</text:span>gl. Dreher, 182–187</text:p></text:note-body></text:note></text:span></text:p>
      <text:p text:style-name="P5"><text:span text:style-name="T10">Eine weitere Gunst der Stunde, die Kanter nutzte, war die </text:span><text:span text:style-name="T11">seinerzeitige</text:span><text:span text:style-name="T10"> Schwäche </text:span><text:span text:style-name="T13">der</text:span><text:span text:style-name="T10"> Königsberger Konkurrenz, namentlich des Hartungschen Buchladens, </text:span><text:span text:style-name="T7">der ebenfalls eine Zeitung herausgab.</text:span><text:span text:style-name="T10"> </text:span><text:span text:style-name="T11">Nach dem Tod </text:span>Johann Heinrich Hartung<text:span text:style-name="T11">s 1756 </text:span><text:span text:style-name="T7">sowie</text:span><text:span text:style-name="T11"> </text:span><text:span text:style-name="T7">einiger</text:span><text:span text:style-name="T11"> weiterer Leiter des Familienbetriebs </text:span><text:span text:style-name="T7">in den Folgejahren</text:span><text:span text:style-name="T11"> konnte sich das Unternehmen erst ab den späten 1760er Jahren unter der Leitung Gottlieb Leberecht Hartungs </text:span><text:span text:style-name="T5">(</text:span>1747–1797<text:span text:style-name="T5">)</text:span><text:span text:style-name="T11"> wieder stabilisieren.</text:span><text:span text:style-name="T11"><text:note text:id="ftn2" text:note-class="footnote"><text:note-citation>3</text:note-citation><text:note-body><text:p text:style-name="Footnote"><text:span text:style-name="T6">V</text:span>gl. Dreher, 171f. u. 204–206</text:p></text:note-body></text:note></text:span><text:span text:style-name="T11"> Diese Konkurrenz </text:span><text:span text:style-name="T7">von Kanterschem Buchladen bzw. Zeitung mit Hartung spielte noch</text:span><text:span text:style-name="T11"> eine bedeutende Rolle in der Geschichte der </text:span><text:span text:style-name="T7">KGPZ, </text:span><text:span text:style-name="T14">sie</text:span><text:span text:style-name="T7"> endete</text:span><text:span text:style-name="T11"> letztlich </text:span><text:span text:style-name="T7">in den späten 1780ern </text:span><text:span text:style-name="T11">mit der Übernahme des Kanterschen Buchladens durch Hartung. </text:span><text:span text:style-name="T14">– 1763 aber </text:span><text:span text:style-name="T15">versuchte Kanter zunächst, für seinen Buchladen an ein königlich-preußisches Privileg zu gelangen (ähnlich einer staatlichen Konzession), nachdem ihm 1760 ein solches bereits von der russischen Besatzung gewährt worden war. Bei Gelegenheit dieser Bitte suchte er zugleich um </text:span><text:span text:style-name="T16">Gewährung eines Privilegs</text:span><text:span text:style-name="T15"> zur Herausgabe einer Zeitung </text:span><text:span text:style-name="T16">an und begründete dies in </text:span><text:soft-page-break/><text:span text:style-name="T16">einem Schreiben vom 16. September 1763, das den Plan des Zeitungsprojekts umreißt, folgendermaßen</text:span><text:span text:style-name="T15">: </text:span></text:p>
      <text:p text:style-name="Quotations"><text:span text:style-name="T15">Diesemnächst geruhen Ewr. Königl. Majestät auch sich von mir allerunterthänigst vorstellen zu lassen, da</text:span><text:span text:style-name="T16">ß</text:span><text:span text:style-name="T15"> ich auf Zureden verschiedener dortigen Gelehrten, zur Verbeßerung des dortigen Geschmacks und mehrerer Ausbreitung </text:span>des Commercii litterarii, woran es in Preußen, in Rücksicht auf andere deutsche Universitaeten noch sehr mangelt, <text:span text:style-name="T15">intentioniret bin, eine Gelehrte Zeitung zu verlegen. Nur muß ich besorgen, dass solche von Anfang nicht so starck gehn möchte, daß ich diese nützliche Entreprise souteniren könnte, wenn Ew. Kgl. Majest. </text:span><text:span text:style-name="T16">m</text:span><text:span text:style-name="T15">ir nicht allergnädigst nachzugeben geruhen, Politische und andere Neuigkeiten damit zu verbinden, welche viel um gelehrte Zeitungen unbekümmerte Leser anlocken und zum Mittel dienen können, sie zugleich zur Lesung der gelehrten Articul, mithin zur Vermehrung ihres Geschmacks und ihrer Erkänntniße zu bringen. </text:span>Ich bitte demnach allerunterthänigst, dem mir allermildest zu ertheilenden Buchführer Privilegio, noch diese allerhöchste Gnade beyzufügen, und solches auf den Privativen Verlag einer gelehrten, zu deren beßern Empfehlung und Ausbreitung mit Politischen und andern Neuigkeiten untermischten Zeitung zu extendiren<text:note text:id="ftn3" text:note-class="footnote"><text:note-citation>4</text:note-citation><text:note-body><text:p text:style-name="Footnote"><text:span text:style-name="T6">Z</text:span>itiert nach Rehberg, 91f., vgl. auch Dreher, 181f.</text:p></text:note-body></text:note></text:p>
      <text:p text:style-name="P6"><text:span text:style-name="T17">Der Plan für die Zeitung sah also einerseits einen gelehrten Teil mit Rezensionen, Buchanzeigen, </text:span><text:span text:style-name="T5">Aufsätzen und Gedichten</text:span><text:span text:style-name="T17"> vor, andererseits einen politischen Teil mit Nachrichten von Korrespondenten ‚aus aller Welt‘. </text:span><text:span text:style-name="T5">So wurde es in der zwei Mal wöchentlich erscheinenden Zeitung dann auch gehandhabt; f</text:span><text:span text:style-name="T17">ür die letzte </text:span><text:span text:style-name="T5">von vier</text:span><text:span text:style-name="T17"> Seite</text:span><text:span text:style-name="T5">n (auf einem halben Quartbogen)</text:span><text:span text:style-name="T17"> kam noch ein Anzeigenteil mit Nachrichten zur Lotterie, Wechselkursen, Lokalanzeigen, </text:span><text:span text:style-name="T18">Fremdenlisten</text:span><text:span text:style-name="T17"> etc. hinzu. – </text:span>Das Buchhandelsprivileg wurde Kanter zwar <text:span text:style-name="T17">in der Antwort auf seine Bitte am 1. Dezember 1763 </text:span>gewährt, <text:span text:style-name="T17">dasjenige für die Herausgabe einer Zeitung jedoch nur mit der Einschränkung, dass nur solche politischen Nachrichten gebracht werden dürfen, die </text:span>nicht vorher in den Hartungschen Zeitungen erschienen sind, welche bereits das Privileg für politische Nachrichten <text:span text:style-name="T18">besaß</text:span>.<text:note text:id="ftn4" text:note-class="footnote"><text:note-citation>5</text:note-citation><text:note-body><text:p text:style-name="Footnote">Vgl. Rehberg, 92: „[…] und denselben keine Politische Nachrichten und andere Neuigkeiten dem Hartungschen Privilegio zuwider inseriret werden dörften, es wäre denn, daß solche vorher in denen Hartungschen Zeitungen gar nicht gestanden, ohnerachtet solche, schon vorher denenselben in Ansehung der Zeit, in welcher selbige bekannt geworden, hätten inseriret werden können“.</text:p></text:note-body></text:note></text:p>
      <text:p text:style-name="P7"><text:span text:style-name="T17">Für die Zensur des gelehrten Teils </text:span><text:span text:style-name="T12">der Zeitung </text:span><text:span text:style-name="T17">sollte die philosophische Fakultät der </text:span><text:span text:style-name="T5">Königsberger Universität</text:span><text:span text:style-name="T17"> verantwortlich sein, für den politischen Teil das ‚Königl</text:span><text:span text:style-name="T18">iche</text:span><text:span text:style-name="T17"> Officium fisci‘.</text:span><text:span text:style-name="T17"><text:note text:id="ftn5" text:note-class="footnote"><text:note-citation>6</text:note-citation><text:note-body><text:p text:style-name="Footnote">Rehberg, 92; <text:span text:style-name="T19">allzu aktiv darf man sich die Zensur im Zeitalter Friedrichs II. nicht vorstellen; </text:span>zu einem konkreten Fall vgl. https://dev.hamann-ausgabe.de/HKB/Briefe/611#256-12; zum ‚Officium Fisci‘, einer Behörde mit recht unklaren Zuständigkeiten, vgl. Isaacsohn: Geschichte des Preußischen Beamtenthums, Bd. 2 (Berlin 1878), S. 323.</text:p></text:note-body></text:note></text:span><text:span text:style-name="T18"> </text:span><text:span text:style-name="T19">Zur anfänglichen </text:span><text:span text:style-name="T6">Auflage </text:span><text:span text:style-name="T19">ist wenig bekannt. 1779, als Kanters </text:span><text:soft-page-break/><text:span text:style-name="T19">Unternehmungen und die Zeitung schon recht im Zerfall begriffen waren, schreibt Hamann einmal an Herder, die „Zeitungsleser auswärtig u einheimische werden nicht viel über 200 ausmachen“.</text:span><text:span text:style-name="T19"><text:note text:id="ftn6" text:note-class="footnote"><text:note-citation>7</text:note-citation><text:note-body><text:p text:style-name="Footnote">https://dev.hamann-ausgabe.de/HKB/Briefe/574#149-16</text:p></text:note-body></text:note></text:span><text:span text:style-name="T19"> Anfänglich dürfte die Auflage deutlich höher, aber auch ziemlich schwankend gewesen sein; für das zweite Halbjahr </text:span><text:span text:style-name="T12">1764 notiert Hamann einmal, es seien 100 Pränumeranten oder mehr</text:span> <text:span text:style-name="T12">„</text:span>auf dies zweyte halbe Jahr abgegangen aber auch einige neue<text:span text:style-name="T12">“</text:span> dazu gekommen.<text:note text:id="ftn7" text:note-class="footnote"><text:note-citation>8</text:note-citation><text:note-body><text:p text:style-name="Footnote">https://dev.hamann-ausgabe.de/HKB/Briefe/263#251-31; <text:span text:style-name="T12">‚Pränumerant‘ entspricht im zeitgenössischen Sprachgebrauch etwa dem späteren ‚Subskribent‘.</text:span></text:p></text:note-body></text:note></text:p>
      <text:p text:style-name="P7"><text:span text:style-name="T4">Die </text:span><text:span text:style-name="T8">Schriftsteller, </text:span><text:span text:style-name="T20">welche Kanter für sein Zeitungsprojekt </text:span><text:span text:style-name="T21">als Beiträger und Redakteure gewinnen konnte</text:span><text:span text:style-name="T20">,</text:span><text:span text:style-name="T4"> hatte</text:span><text:span text:style-name="T8">n</text:span><text:span text:style-name="T4"> teilweise bereits in </text:span><text:span text:style-name="T21">den frühen 1750er Jahren in </text:span><text:span text:style-name="T4">der moralischen Wochenschrift </text:span><text:span text:style-name="T22">Daphne</text:span><text:span text:style-name="T4"> zusammengearbeitet,</text:span><text:span text:style-name="T4"><text:note text:id="ftn8" text:note-class="footnote"><text:note-citation>9</text:note-citation><text:note-body><text:p text:style-name="P8">Zu <text:span text:style-name="T9">Daphne vgl. Hamann-Register-Eintrag?</text:span></text:p></text:note-body></text:note></text:span><text:span text:style-name="T4"> </text:span><text:span text:style-name="T8">so die beiden Redakteure des ersten Jahrgangs, Hamann </text:span><text:span text:style-name="T12">sowie</text:span><text:span text:style-name="T8"> </text:span>Johann Friedrich Lauson.<text:note text:id="ftn9" text:note-class="footnote"><text:note-citation>10</text:note-citation><text:note-body><text:p text:style-name="P8">Zu Lauson vgl. <text:span text:style-name="T9">Hamann-Register-Eintrag </text:span>oder Kohnen-Aufsatz?</text:p></text:note-body></text:note> <text:span text:style-name="T23">Vor allem die Rezensionen und auch sonst fast alle Beiträge zur Zeitung erschienen zwar zeittypisch anonym oder allenfalls mit einem Kürzel signiert. Viele Beiträger lassen sich indessen rekonstruieren, vor allem anhand der</text:span><text:span text:style-name="T21"> gut überlieferten Briefe Hamanns an Johann Gotthelf Lindner</text:span><text:span text:style-name="T21"><text:note text:id="ftn10" text:note-class="footnote"><text:note-citation>11</text:note-citation><text:note-body><text:p text:style-name="Footnote"><text:span text:style-name="T12">Z</text:span>u Lindner, Hamann-Register-Eintrag?</text:p></text:note-body></text:note></text:span><text:span text:style-name="T21"> und dem Briefwechsel mit Herder.</text:span><text:span text:style-name="T21"><text:note text:id="ftn11" text:note-class="footnote"><text:note-citation>12</text:note-citation><text:note-body><text:p text:style-name="Footnote">Verweis zu ZH/HKB</text:p></text:note-body></text:note></text:span><text:span text:style-name="T21"> </text:span><text:span text:style-name="T23">Durch diese Briefe bekommt man auch einen </text:span><text:span text:style-name="T12">guten</text:span><text:span text:style-name="T23"> Einblick in die Redaktionsvorgänge einer Zeitung in den 1760er Jahren; der erste Jahrgang der KGPZ und die drei Monate von Hamanns Redakteurstätigkeit sind denn auch der am intensivsten untersuchte Zeitabschnitt der KGPZ.</text:span><text:span text:style-name="T23"><text:note text:id="ftn12" text:note-class="footnote"><text:note-citation>13</text:note-citation><text:note-body><text:p text:style-name="Footnote">[Vgl. Pupic etc., Klopfer etc.]</text:p></text:note-body></text:note></text:span><text:span text:style-name="T23"> –</text:span><text:span text:style-name="T21"> Neben den selbst geschriebenen Beiträgen der Redakteure finde</text:span><text:span text:style-name="T23">t</text:span><text:span text:style-name="T21"> sich im ersten Jahrgang weiterhin </text:span>ein Aufsatz über mehrere Stücke von Kant (<text:span text:style-name="T24">Über die Krankheiten des Kopfes</text:span>) <text:span text:style-name="T21">sowie eine Rezension von ihm,</text:span><text:span text:style-name="T25"><text:note text:id="ftn13" text:note-class="footnote"><text:note-citation>14</text:note-citation><text:note-body><text:p text:style-name="P8">Verweis auf KGPZ-Eintrag</text:p></text:note-body></text:note></text:span> außerdem einige Gedichte und eine Rezension des 19jährigen<text:span text:style-name="T21"> Herder</text:span>.<text:note text:id="ftn14" text:note-class="footnote"><text:note-citation>15</text:note-citation><text:note-body><text:p text:style-name="P8">Verweis auf KGPZ-Eintrag</text:p></text:note-body></text:note> An eher lokal bekannten Personen gibt es noch etwa den Lehrer am Fridericianum Gottlob Schlegel<text:note text:id="ftn15" text:note-class="footnote"><text:note-citation>16</text:note-citation><text:note-body><text:p text:style-name="P8">Verweis auf KGPZ-Eintrag</text:p></text:note-body></text:note> <text:span text:style-name="T6">oder</text:span> den seinerzeitigen Feldprediger in Bartenstein und späteren Erzbischof und Kant-Biographen Ludwig Ernst Borowski.<text:note text:id="ftn16" text:note-class="footnote"><text:note-citation>17</text:note-citation><text:note-body><text:p text:style-name="P8">Verweis auf KGPZ-Eintrag. – Z<text:span text:style-name="T23">u einer Übersicht über die Beiträger und rezensierten Werke in den ersten drei Monaten der KGPZ vgl. Klopfer, </text:span><text:span text:style-name="T6">380f.</text:span></text:p></text:note-body></text:note> <text:span text:style-name="T26">In bald folgenden Jahrgängen lieferten auch die </text:span><text:span text:style-name="T23">später </text:span><text:span text:style-name="T26">berühmten </text:span><text:soft-page-break/><text:span text:style-name="T23">Königsberger </text:span><text:span text:style-name="T26">Schriftsteller Theodor Gottlieb Hippel und Johann George Scheffner Beiträge für die KGPZ.</text:span><text:span text:style-name="T26"><text:note text:id="ftn17" text:note-class="footnote"><text:note-citation>18</text:note-citation><text:note-body><text:p text:style-name="P9">Vgl. KGPZ-Register-Einträge</text:p></text:note-body></text:note></text:span><text:span text:style-name="T26"> – </text:span><text:span text:style-name="T27">Es</text:span><text:span text:style-name="T26"> versammelte sich also, </text:span><text:span text:style-name="T27">insgesamt betrachtet,</text:span><text:span text:style-name="T26"> </text:span><text:span text:style-name="T27">eine Schar von jungen, begabten und hernach sehr berühmten Schriftstellern und Gelehrtern hinter dem Projekt der KGPZ; und die Kanterschen Zeitungen hätten eines der maßgeblichen Publikations- und Rezensionsorgane des ›Königsberger Jahrhunderts‹ werden können.</text:span></text:p>
      <text:p text:style-name="P10">Dass es nicht dazu kam, lag in erster Linie daran, dass Kanter es nicht gelang, die hohen intellektuellen Ansprüche seiner Redakteure und Beiträger mit seinem Interesse an einer publikumswirksamen und populären Zeitung zu vereinbaren, die auch den Verkauf in seinem Buchladen antreibt. </text:p>
      <text:p text:style-name="P10">– Auch sein windiger Charakter etc. – <text:span text:style-name="T28">Anzeichen des Niedergangs </text:span>gab es <text:span text:style-name="T28">gleich zu Beginn </text:span>– Mehr zur<text:span text:style-name="T28"> Geschichte von Hamanns Redakteursposten <text:s/></text:span><text:span text:style-name="T18">– die ‚Nachricht‘ als Voranzeige (vllt. Faksimile hier? passt ja anscheinend sonst nirgends ins Schema) und der Programmartikel im ersten Stück</text:span></text:p>
      <text:p text:style-name="P11"/>
      <text:p text:style-name="P12"/>
      <text:p text:style-name="P3"/>
      <text:p text:style-name="P3"/>
      <text:list text:continue-numbering="true" text:style-name="Outline">
        <text:list-item>
          <text:list>
            <text:list-item>
              <text:h text:style-name="Heading_20_2" text:outline-level="2"><text:span text:style-name="T1">Der Verlauf</text:span> der KGPZ bis zu Kanters Bankrott <text:span text:style-name="T1">– der</text:span> Verkauf und neue Eigentümer in den <text:span text:style-name="T1">17</text:span>80ern</text:h>
            </text:list-item>
          </text:list>
        </text:list-item>
      </text:list>
      <text:p text:style-name="HT_5f_Stumpf"/>
      <text:p text:style-name="P13">Erstaunlich ist es dann <text:span text:style-name="T27">eher</text:span>, dass die KGPZ sich so lange <text:span text:style-name="T27">hielt</text:span>. Das Versprechen, zentrales Organ des ›Königsberger Jahrhunderts‹ zu sein, konnten die KGPZ zwar nie einhalten, immer konnte sich das Blatt aber weitaus länger halten als die meisten, zumeist kurzlebigen Periodika der Zeit. Und Auch der Niedergang und Verkauf in den 1780ern lag nicht an den KGPZ, sondern am Niedergang von Kanters sonstigen Geschäften (Papiermühle, Druckerei etc.) und seinem allgemein windigen Charakter.</text:p>
      <text:p text:style-name="P11">In den seit dem 19. Jahrhundert bekannten Privatbriefen der berühmten Königsberger Schriftsteller und Philosophen herrscht vor allem ein Ton vor, wenn es um die KGPZ geht, und zwar der von Beschwerde über ihren Niedergang und Satire. Vor allem Herders Briefe an Hamann sind voll davon etc.; er wendete sich dann auch bald ab und schrieb ab etc. gar nichts mehr (war auch unter seiner Würde, da mittler<text:soft-page-break/>weile berühmt). Hamann nahm sich immer wieder vor, für die KGPZ nichts mehr zu schreiben, tat es dann aber doch wieder, und bis in die frühen 80er; dazu aber mehr unten. Kant soll in den 70ern sowieso eher die Hartungsche Zeitung gelesen haben. Hippel etc.</text:p>
      <text:p text:style-name="P11">Wandel hin zu mehr gelehrten Beilagen, Nachdruck der Kalender 1770f.</text:p>
      <text:p text:style-name="P3"/>
      <text:list text:continue-numbering="true" text:style-name="Outline">
        <text:list-item>
          <text:list>
            <text:list-item>
              <text:h text:style-name="Heading_20_2" text:outline-level="2">Redakteure und Beiträger für die KGPZ</text:h>
            </text:list-item>
          </text:list>
        </text:list-item>
      </text:list>
      <text:p text:style-name="HT_5f_Stumpf"/>
      <text:list text:continue-numbering="true" text:style-name="Outline">
        <text:list-item>
          <text:list>
            <text:list-item>
              <text:h text:style-name="Heading_20_2" text:outline-level="2">Zur Überlieferung heute</text:h>
            </text:list-item>
          </text:list>
        </text:list-item>
      </text:list>
      <text:p text:style-name="HT_5f_Stumpf"/>
      <text:p text:style-name="P14"/>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dobe Caslon Pro" svg:font-family="'Adobe Caslon Pro'"/>
    <style:font-face style:name="Adobe Caslon Pro1" svg:font-family="'Adobe Caslon Pro'" style:font-adornments="Semibold" style:font-family-generic="roman" style:font-pitch="variable"/>
    <style:font-face style:name="Adobe Caslon Pro2" svg:font-family="'Adobe Caslon Pro'" style:font-adornments="Standard" style:font-family-generic="roman" style:font-pitch="variable"/>
    <style:font-face style:name="Adobe Caslon Pro:liga=0" svg:font-family="'Adobe Caslon Pro:liga=0'" style:font-adornments="Standard" style:font-family-generic="roman" style:font-pitch="variable"/>
    <style:font-face style:name="Adobe Caslon Pro:onum" svg:font-family="'Adobe Caslon Pro:onum'" style:font-adornments="Kursiv" style:font-family-generic="roman" style:font-pitch="variable"/>
    <style:font-face style:name="Adobe Caslon Pro:onum1" svg:font-family="'Adobe Caslon Pro:onum'" style:font-adornments="Standard" style:font-family-generic="roman" style:font-pitch="variable"/>
    <style:font-face style:name="Adobe Caslon Pro:smcp&amp;c2sc" svg:font-family="'Adobe Caslon Pro:smcp&amp;c2sc'" style:font-adornments="Standard" style:font-family-generic="roman" style:font-pitch="variable"/>
    <style:font-face style:name="Adobe Caslon Pro:subs" svg:font-family="'Adobe Caslon Pro:subs'" style:font-adornments="Standard" style:font-family-generic="roman" style:font-pitch="variable"/>
    <style:font-face style:name="Adobe Caslon Pro:sups" svg:font-family="'Adobe Caslon Pro:sups'" style:font-adornments="Standard" style:font-family-generic="roman" style:font-pitch="variable"/>
    <style:font-face style:name="Adobe Garamond Pro" svg:font-family="'Adobe Garamond Pro'" style:font-adornments="Standard" style:font-family-generic="roman" style:font-pitch="variable"/>
    <style:font-face style:name="Adobe Garamond Pro:onum" svg:font-family="'Adobe Garamond Pro:onum'" style:font-adornments="Standard" style:font-family-generic="roman" style:font-pitch="variable"/>
    <style:font-face style:name="Arial" svg:font-family="Arial" style:font-family-generic="swiss" style:font-pitch="variable"/>
    <style:font-face style:name="Baskerville Old Face" svg:font-family="'Baskerville Old Face', 'Baskerville Old Face'" style:font-family-generic="swiss"/>
    <style:font-face style:name="Garamond Premr Pro:onum" svg:font-family="'Garamond Premr Pro:onum'" style:font-adornments="Standard" style:font-family-generic="roman" style:font-pitch="variable"/>
    <style:font-face style:name="Liberation Mono" svg:font-family="'Liberation Mono'" style:font-family-generic="modern" style:font-pitch="fixed"/>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Minion Pro" svg:font-family="'Minion Pro'" style:font-family-generic="roman" style:font-pitch="variable"/>
    <style:font-face style:name="MinionPro-Regular" svg:font-family="MinionPro-Regular"/>
    <style:font-face style:name="NSimSun" svg:font-family="NSimSun" style:font-family-generic="modern" style:font-pitch="fixed"/>
    <style:font-face style:name="OpenSymbol" svg:font-family="OpenSymbol"/>
    <style:font-face style:name="SimSun" svg:font-family="SimSun" style:font-family-generic="system" style:font-pitch="variable"/>
    <style:font-face style:name="Symbol" svg:font-family="Symbol" style:font-adornments="Standard" style:font-family-generic="roman" style:font-pitch="variable" style:font-charset="x-symbol"/>
    <style:font-face style:name="Times New Roman" svg:font-family="'Times New Roman'" style:font-family-generic="roman"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Times New Roman" fo:font-size="12pt" fo:language="de" fo:country="DE" style:letter-kerning="true" style:font-name-asian="SimSun" style:font-size-asian="12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lr-tb"/>
      <style:text-properties style:use-window-font-color="true" loext:opacity="0%" style:font-name="Times New Roman" fo:font-size="12pt" fo:language="de" fo:country="DE" style:letter-kerning="true" style:font-name-asian="SimSun" style:font-size-asian="12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loext:hidden="true" style:hidden="true" style:class="text" style:master-page-name="">
      <loext:graphic-properties draw:fill="none" draw:fill-color="#cfe7f5"/>
      <style:paragraph-properties fo:margin-left="0cm" fo:margin-right="0cm" fo:line-height="0.54cm" fo:text-align="justify" style:justify-single-word="false" fo:orphans="2" fo:widows="2" fo:hyphenation-ladder-count="no-limit" fo:hyphenation-keep="auto" loext:hyphenation-keep-type="column" fo:text-indent="0.54cm" style:auto-text-indent="false" style:page-number="auto" fo:background-color="transparent" style:shadow="none">
        <style:tab-stops>
          <style:tab-stop style:position="0.54cm"/>
        </style:tab-stops>
      </style:paragraph-properties>
      <style:text-properties style:font-name="Adobe Caslon Pro2" fo:font-family="'Adobe Caslon Pro'" style:font-style-name="Standard" style:font-family-generic="roman" style:font-pitch="variable" fo:font-size="11pt" fo:hyphenate="true" fo:hyphenation-remain-char-count="2" fo:hyphenation-push-char-count="2" loext:hyphenation-no-caps="false" loext:hyphenation-no-last-word="false" loext:hyphenation-word-char-count="no-limit" loext:hyphenation-zone="no-limit"/>
    </style:style>
    <style:style style:name="Heading" style:family="paragraph" loext:hidden="true" style:hidden="true" style:parent-style-name="Standard" style:next-style-name="Text_20_body" style:class="chapter">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loext:hidden="true" style:hidden="true" style:parent-style-name="HT_5f_Stumpf" style:next-style-name="HT_5f_Stumpf" style:class="text">
      <style:paragraph-properties fo:margin-top="0cm" fo:margin-bottom="0cm" style:contextual-spacing="false"/>
    </style:style>
    <style:style style:name="List" style:family="paragraph" loext:hidden="true" style:hidden="true" style:parent-style-name="Text_20_body" style:class="list">
      <style:text-properties style:font-name-complex="Mangal" style:font-family-complex="Mangal"/>
    </style:style>
    <style:style style:name="Caption" style:family="paragraph" loext:hidden="true" style:hidden="true"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loext:hidden="true" style:hidden="true" style:parent-style-name="Standard" style:class="index">
      <style:paragraph-properties text:number-lines="false" text:line-number="0"/>
      <style:text-properties style:font-name-complex="Mangal" style:font-family-complex="Mangal"/>
    </style:style>
    <style:style style:name="Heading_20_1" style:display-name="Heading 1" style:family="paragraph" loext:hidden="true" style:hidden="true" style:parent-style-name="Standard" style:next-style-name="Text_20_body" style:default-outline-level="1" style:list-style-name="Outline" style:class="chapter" style:master-page-name="">
      <style:paragraph-properties fo:margin-left="0cm" fo:margin-right="0cm" fo:line-height="0.88cm" fo:text-align="start" style:justify-single-word="false" fo:keep-together="always" fo:text-indent="0cm" style:auto-text-indent="false" style:page-number="auto" fo:keep-with-next="always">
        <style:tab-stops>
          <style:tab-stop style:position="0.564cm"/>
        </style:tab-stops>
      </style:paragraph-properties>
      <style:text-properties style:font-name="Adobe Garamond Pro:onum" fo:font-family="'Adobe Garamond Pro:onum'" style:font-style-name="Standard" style:font-family-generic="roman" style:font-pitch="variable" fo:font-size="18pt" fo:font-weight="normal" style:font-size-complex="16pt"/>
    </style:style>
    <style:style style:name="HT_5f_Stumpf" style:display-name="HT_Stumpf" style:family="paragraph" style:default-outline-level="" style:list-style-name="" style:master-page-name="">
      <style:paragraph-properties fo:margin-left="0cm" fo:margin-right="0cm" fo:line-height="0.6cm" fo:text-align="start" style:justify-single-word="false" fo:hyphenation-ladder-count="no-limit" fo:hyphenation-keep="auto" loext:hyphenation-keep-type="column" fo:text-indent="0cm" style:auto-text-indent="false" style:page-number="auto" style:writing-mode="lr-tb">
        <style:tab-stops>
          <style:tab-stop style:position="0.54cm"/>
          <style:tab-stop style:position="0.6cm"/>
        </style:tab-stops>
      </style:paragraph-properties>
      <style:text-properties style:font-name="Adobe Garamond Pro" fo:font-family="'Adobe Garamond Pro'" style:font-style-name="Standard" style:font-family-generic="roman" style:font-pitch="variable" fo:font-size="12pt" style:language-asian="de" style:country-asian="DE" fo:hyphenate="true" fo:hyphenation-remain-char-count="3" fo:hyphenation-push-char-count="2" loext:hyphenation-no-caps="false" loext:hyphenation-no-last-word="false" loext:hyphenation-word-char-count="4" loext:hyphenation-zone="no-limit" loext:hyphenation-compound-remain-char-count="2"/>
    </style:style>
    <style:style style:name="Footnote" style:family="paragraph" style:parent-style-name="HT_5f_Stumpf" style:class="extra" style:master-page-name="">
      <loext:graphic-properties draw:fill-image-width="0cm" draw:fill-image-height="0cm"/>
      <style:paragraph-properties fo:margin-left="0.499cm" fo:margin-right="2cm" fo:line-height="0.439cm" fo:text-align="start" style:justify-single-word="false" fo:text-indent="-0.499cm" style:auto-text-indent="false" style:page-number="auto" text:number-lines="false" text:line-number="0" style:writing-mode="lr-tb">
        <style:tab-stops>
          <style:tab-stop style:position="0.439cm"/>
          <style:tab-stop style:position="0.54cm"/>
        </style:tab-stops>
      </style:paragraph-properties>
      <style:text-properties fo:font-size="9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T_5f_Stumpf" style:default-outline-level="" style:list-style-name="" style:class="extra">
      <style:paragraph-properties fo:margin-left="0cm" fo:margin-right="0cm" fo:line-height="0.6cm" fo:text-align="end" style:justify-single-word="false" fo:text-indent="0cm" style:auto-text-indent="false" text:number-lines="false" text:line-number="0" style:writing-mode="lr-tb">
        <style:tab-stops>
          <style:tab-stop style:position="8.001cm" style:type="center"/>
          <style:tab-stop style:position="16.002cm" style:type="right"/>
        </style:tab-stops>
      </style:paragraph-properties>
      <style:text-properties fo:font-style="italic"/>
    </style:style>
    <style:style style:name="Numbering_20_1" style:display-name="Numbering 1" style:family="paragraph" loext:hidden="true" style:hidden="true" style:parent-style-name="List" style:class="list" style:master-page-name="">
      <style:paragraph-properties fo:margin-left="0.54cm" fo:margin-right="0.54cm" fo:margin-top="0.101cm" fo:margin-bottom="0.101cm" style:contextual-spacing="false" fo:text-indent="-0.54cm" style:auto-text-indent="false" style:page-number="auto">
        <style:tab-stops>
          <style:tab-stop style:position="0.54cm"/>
        </style:tab-stops>
      </style:paragraph-properties>
      <style:text-properties fo:font-size="11pt"/>
    </style:style>
    <style:style style:name="Heading_20_2" style:display-name="Heading 2" style:family="paragraph" loext:hidden="true" style:hidden="true" style:parent-style-name="HT_5f_Stumpf" style:next-style-name="HT_5f_Stumpf" style:default-outline-level="2" style:list-style-name="Outline" style:class="chapter" style:master-page-name="">
      <style:paragraph-properties fo:margin-left="0cm" fo:margin-right="0cm" fo:margin-top="0cm" fo:margin-bottom="0cm" style:contextual-spacing="false" fo:line-height="0.801cm" fo:text-align="start" style:justify-single-word="false" fo:text-indent="0cm" style:auto-text-indent="false" style:page-number="auto" style:writing-mode="lr-tb">
        <style:tab-stops>
          <style:tab-stop style:position="0.54cm"/>
        </style:tab-stops>
      </style:paragraph-properties>
      <style:text-properties style:font-name="Garamond Premr Pro:onum" fo:font-family="'Garamond Premr Pro:onum'" style:font-style-name="Standard" style:font-family-generic="roman" style:font-pitch="variable" fo:font-size="15pt" fo:font-style="normal" fo:font-weight="normal" style:font-size-asian="14pt" style:font-style-asian="italic" style:font-weight-asian="bold" style:font-size-complex="14pt" style:font-style-complex="italic" style:font-weight-complex="bold"/>
    </style:style>
    <style:style style:name="Salutation" style:family="paragraph" loext:hidden="true" style:hidden="true" style:parent-style-name="Standard" style:class="text" style:master-page-name="">
      <style:paragraph-properties fo:margin-left="0cm" fo:margin-right="0cm" fo:line-height="100%" fo:text-indent="0cm" style:auto-text-indent="false" style:page-number="auto" text:number-lines="false" text:line-number="0"/>
      <style:text-properties fo:font-size="10pt"/>
    </style:style>
    <style:style style:name="Endnote" style:family="paragraph" loext:hidden="true" style:hidden="true"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HT_5f_Stumpf" style:class="extra">
      <style:paragraph-properties text:number-lines="false" text:line-number="0" style:writing-mode="lr-tb">
        <style:tab-stops>
          <style:tab-stop style:position="6.249cm" style:type="center"/>
          <style:tab-stop style:position="12.501cm" style:type="right"/>
        </style:tab-stops>
      </style:paragraph-properties>
      <style:text-properties fo:font-size="10pt"/>
    </style:style>
    <style:style style:name="Quotations" style:family="paragraph" loext:hidden="true" style:hidden="true" style:parent-style-name="HT_5f_Stumpf" style:class="html" style:master-page-name="">
      <style:paragraph-properties fo:margin-left="0.54cm" fo:margin-right="1cm" fo:margin-top="0cm" fo:margin-bottom="0cm" style:contextual-spacing="false" fo:line-height="0.49cm" fo:text-indent="0cm" style:auto-text-indent="false" style:page-number="auto" style:shadow="none">
        <style:tab-stops>
          <style:tab-stop style:position="0.49cm"/>
          <style:tab-stop style:position="0.54cm"/>
        </style:tab-stops>
      </style:paragraph-properties>
      <style:text-properties fo:font-size="10.5pt"/>
    </style:style>
    <style:style style:name="Heading_20_3" style:display-name="Heading 3" style:family="paragraph" loext:hidden="true" style:hidden="true" style:parent-style-name="Heading" style:next-style-name="Text_20_body" style:default-outline-level="3" style:list-style-name="" style:class="chapter" style:master-page-name="">
      <style:paragraph-properties fo:margin-left="0.54cm" fo:margin-right="2cm" fo:margin-top="0cm" fo:margin-bottom="0cm" style:contextual-spacing="false" fo:text-align="start" style:justify-single-word="false" fo:text-indent="0cm" style:auto-text-indent="false" style:page-number="auto"/>
      <style:text-properties style:font-name="Adobe Caslon Pro1" fo:font-family="'Adobe Caslon Pro'" style:font-style-name="Semibold" style:font-family-generic="roman" style:font-pitch="variable" fo:font-size="11pt" fo:font-weight="normal" style:font-name-asian="SimSun" style:font-family-asian="SimSun" style:font-family-generic-asian="system" style:font-pitch-asian="variable" style:font-size-asian="14pt" style:font-weight-asian="bold" style:font-name-complex="Mangal1" style:font-family-complex="Mangal" style:font-family-generic-complex="system" style:font-pitch-complex="variable" style:font-size-complex="14pt" style:font-weight-complex="bold"/>
    </style:style>
    <style:style style:name="User_20_Index_20_1" style:display-name="User Index 1" style:family="paragraph" loext:hidden="true" style:hidden="true" style:parent-style-name="Index" style:class="index">
      <style:paragraph-properties fo:margin-left="0cm" fo:margin-right="0cm" fo:text-indent="0cm" style:auto-text-indent="false">
        <style:tab-stops>
          <style:tab-stop style:position="12.501cm" style:type="right" style:leader-style="dotted" style:leader-text="."/>
        </style:tab-stops>
      </style:paragraph-properties>
    </style:style>
    <style:style style:name="Literaturverzeichnis" style:family="paragraph" style:parent-style-name="HT_5f_Stumpf">
      <style:paragraph-properties fo:margin-left="0.54cm" fo:margin-right="0cm" fo:text-indent="-0.54cm" style:auto-text-indent="false">
        <style:tab-stops>
          <style:tab-stop style:position="0.54cm"/>
          <style:tab-stop style:position="0.6cm"/>
        </style:tab-stops>
      </style:paragraph-properties>
    </style:style>
    <style:style style:name="Bibliography_20_1" style:display-name="Bibliography 1" style:family="paragraph" loext:hidden="true" style:hidden="true" style:parent-style-name="Index" style:class="index">
      <style:paragraph-properties fo:margin-left="0cm" fo:margin-right="0cm" fo:text-indent="0cm" style:auto-text-indent="false">
        <style:tab-stops>
          <style:tab-stop style:position="12.501cm" style:type="right" style:leader-style="dotted" style:leader-text="."/>
        </style:tab-stops>
      </style:paragraph-properties>
    </style:style>
    <style:style style:name="List_20_1" style:display-name="List 1" style:family="paragraph" loext:hidden="true" style:hidden="true" style:parent-style-name="List" style:class="list" style:master-page-name="">
      <style:paragraph-properties fo:margin-left="1.08cm" fo:margin-right="0cm" fo:margin-top="0cm" fo:margin-bottom="0cm" style:contextual-spacing="false" fo:text-indent="-0.54cm" style:auto-text-indent="false" style:page-number="auto">
        <style:tab-stops>
          <style:tab-stop style:position="0.54cm"/>
        </style:tab-stops>
      </style:paragraph-properties>
    </style:style>
    <style:style style:name="Horizontal_20_Line" style:display-name="Horizontal Line" style:family="paragraph" loext:hidden="true" style:hidden="true"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Default" style:family="paragraph" loext:hidden="true" style:hidden="true" style:parent-style-name="Standard" style:master-page-name="">
      <loext:graphic-properties draw:fill="none" draw:fill-color="#cfe7f5"/>
      <style:paragraph-properties fo:margin-left="0cm" fo:margin-right="0cm" fo:line-height="100%" fo:text-align="start" style:justify-single-word="false" fo:hyphenation-ladder-count="no-limit" fo:hyphenation-keep="auto" loext:hyphenation-keep-type="column" fo:text-indent="0cm" style:auto-text-indent="false" style:page-number="auto" fo:background-color="transparent" style:shadow="none" style:text-autospace="none">
        <style:tab-stops/>
      </style:paragraph-properties>
      <style:text-properties fo:color="#000000" loext:opacity="100%" style:font-name="Baskerville Old Face" fo:font-family="'Baskerville Old Face', 'Baskerville Old Face'" style:font-family-generic="swiss" fo:font-size="12pt" style:font-name-asian="Baskerville Old Face" style:font-family-asian="'Baskerville Old Face', 'Baskerville Old Face'" style:font-family-generic-asian="swiss" style:font-size-asian="12pt" style:font-name-complex="Baskerville Old Face" style:font-family-complex="'Baskerville Old Face', 'Baskerville Old Face'" style:font-family-generic-complex="swiss" style:font-size-complex="12pt" fo:hyphenate="false" fo:hyphenation-remain-char-count="2" fo:hyphenation-push-char-count="2" loext:hyphenation-no-caps="false" loext:hyphenation-no-last-word="false" loext:hyphenation-word-char-count="no-limit" loext:hyphenation-zone="no-limit"/>
    </style:style>
    <style:style style:name="Apparat_5f_einziffrig_20__28_Apparat_29_" style:display-name="Apparat_einziffrig (Apparat)" style:family="paragraph" loext:hidden="true" style:hidden="true">
      <style:paragraph-properties fo:margin-left="1.199cm" fo:margin-right="0cm" style:line-height-at-least="0.282cm" fo:text-indent="-0.665cm" style:auto-text-indent="false">
        <style:tab-stops>
          <style:tab-stop style:position="0cm"/>
        </style:tab-stops>
      </style:paragraph-properties>
      <style:text-properties style:font-name="Adobe Caslon Pro" fo:font-family="'Adobe Caslon Pro'" fo:font-size="8pt" style:font-name-asian="Adobe Caslon Pro" style:font-family-asian="'Adobe Caslon Pro'" style:font-size-asian="8pt" style:font-name-complex="Adobe Caslon Pro" style:font-family-complex="'Adobe Caslon Pro'" style:font-size-complex="8pt"/>
    </style:style>
    <style:style style:name="Apparat_5f_zweiziffrig_20__28_Apparat_29_" style:display-name="Apparat_zweiziffrig (Apparat)" style:family="paragraph" loext:hidden="true" style:hidden="true">
      <style:paragraph-properties fo:margin-left="1.199cm" fo:margin-right="0cm" style:line-height-at-least="0.282cm" fo:text-indent="-0.804cm" style:auto-text-indent="false">
        <style:tab-stops>
          <style:tab-stop style:position="0cm"/>
        </style:tab-stops>
      </style:paragraph-properties>
      <style:text-properties style:font-name="Adobe Caslon Pro" fo:font-family="'Adobe Caslon Pro'" fo:font-size="8pt" style:font-name-asian="Adobe Caslon Pro" style:font-family-asian="'Adobe Caslon Pro'" style:font-size-asian="8pt" style:font-name-complex="Adobe Caslon Pro" style:font-family-complex="'Adobe Caslon Pro'" style:font-size-complex="8pt"/>
    </style:style>
    <style:style style:name="Aufzählung_20_33" style:display-name="Aufzählung 33" style:family="paragraph" loext:hidden="true" style:hidden="true" style:parent-style-name="List_20_1"/>
    <style:style style:name="Aufzählung_20_333" style:display-name="Aufzählung 333" style:family="paragraph" loext:hidden="true" style:hidden="true" style:parent-style-name="List_20_1">
      <style:paragraph-properties fo:text-align="start" style:justify-single-word="false"/>
    </style:style>
    <style:style style:name="HT" style:family="paragraph" style:parent-style-name="HT_5f_Stumpf" style:master-page-name="">
      <style:paragraph-properties fo:margin-left="0cm" fo:margin-right="0cm" fo:text-indent="0.6cm" style:auto-text-indent="false" style:page-number="auto" style:writing-mode="lr-tb"/>
    </style:style>
    <style:style style:name="hängender_20_Einzug" style:display-name="hängender Einzug" style:family="paragraph" loext:hidden="true" style:hidden="true" style:default-outline-level="">
      <style:paragraph-properties fo:margin-left="0.319cm" fo:margin-right="0cm" fo:margin-top="0cm" fo:margin-bottom="0cm" style:contextual-spacing="false" style:line-height-at-least="0.494cm" fo:text-align="justify" style:justify-single-word="false" fo:hyphenation-ladder-count="no-limit" fo:hyphenation-keep="auto" loext:hyphenation-keep-type="column" fo:text-indent="-0.319cm" style:auto-text-indent="false" style:vertical-align="middle" style:writing-mode="lr-tb"/>
      <style:text-properties fo:color="#000000" loext:opacity="100%" style:text-line-through-style="none" style:text-line-through-type="none" style:font-name="MinionPro-Regular" fo:font-family="MinionPro-Regular" fo:font-size="10pt" fo:letter-spacing="normal" fo:font-style="normal" style:text-underline-style="none" fo:font-weight="normal" style:font-size-asian="10pt" style:font-style-asian="normal" style:font-weight-asian="normal" style:text-emphasize="none" style:text-scale="100%" fo:hyphenate="true" fo:hyphenation-remain-char-count="2" fo:hyphenation-push-char-count="2" loext:hyphenation-no-caps="false" loext:hyphenation-no-last-word="false" loext:hyphenation-word-char-count="no-limit" loext:hyphenation-zone="no-limit"/>
    </style:style>
    <style:style style:name="Frame_20_contents" style:display-name="Frame contents" style:family="paragraph" style:parent-style-name="HT_5f_Stumpf" style:class="extra"/>
    <style:style style:name="Text" style:family="paragraph" loext:hidden="true" style:hidden="true" style:parent-style-name="Caption" style:class="extra"/>
    <style:style style:name="Table" style:family="paragraph" loext:hidden="true" style:hidden="true" style:parent-style-name="Caption" style:class="extra"/>
    <style:style style:name="Table_20_Contents" style:display-name="Table Contents" style:family="paragraph" loext:hidden="true" style:hidden="true" style:parent-style-name="Standard" style:class="extra"/>
    <style:style style:name="Table_20_Heading" style:display-name="Table Heading" style:family="paragraph" loext:hidden="true" style:hidden="true" style:parent-style-name="Table_20_Contents" style:class="extra"/>
    <style:style style:name="Table_20_index_20_1" style:display-name="Table index 1" style:family="paragraph" loext:hidden="true" style:hidden="true" style:parent-style-name="Index" style:class="index"/>
    <style:style style:name="Illustration" style:family="paragraph" loext:hidden="true" style:hidden="true" style:parent-style-name="Caption" style:class="extra"/>
    <style:style style:name="Header_20_left" style:display-name="Header left" style:family="paragraph" loext:hidden="true" style:hidden="true" style:parent-style-name="Standard" style:class="extra"/>
    <style:style style:name="Header_20_right" style:display-name="Header right" style:family="paragraph" loext:hidden="true" style:hidden="true" style:parent-style-name="Standard" style:class="extra"/>
    <style:style style:name="List_20_Contents" style:display-name="List Contents" style:family="paragraph" loext:hidden="true" style:hidden="true" style:parent-style-name="Standard" style:class="html"/>
    <style:style style:name="List_20_Heading" style:display-name="List Heading" style:family="paragraph" loext:hidden="true" style:hidden="true" style:parent-style-name="Standard" style:class="html"/>
    <style:style style:name="Index_20_Heading" style:display-name="Index Heading" style:family="paragraph" loext:hidden="true" style:hidden="true" style:parent-style-name="Heading" style:class="index"/>
    <style:style style:name="Table_20_index_20_heading" style:display-name="Table index heading" style:family="paragraph" loext:hidden="true" style:hidden="true" style:parent-style-name="Heading" style:class="index"/>
    <style:style style:name="Text_20_body_20_indent" style:display-name="Text body indent" style:family="paragraph" loext:hidden="true" style:hidden="true" style:parent-style-name="Text_20_body" style:class="text"/>
    <style:style style:name="First_20_line_20_indent" style:display-name="First line indent" style:family="paragraph" loext:hidden="true" style:hidden="true" style:parent-style-name="Text_20_body" style:class="text"/>
    <style:style style:name="Hanging_20_indent" style:display-name="Hanging indent" style:family="paragraph" loext:hidden="true" style:hidden="true" style:parent-style-name="Text_20_body" style:class="text"/>
    <style:style style:name="Title" style:family="paragraph" loext:hidden="true" style:hidden="true" style:parent-style-name="Heading" style:class="chapter"/>
    <style:style style:name="Heading_20_4" style:display-name="Heading 4" style:family="paragraph" loext:hidden="true" style:hidden="true" style:parent-style-name="Heading" style:class="chapter"/>
    <style:style style:name="Heading_20_5" style:display-name="Heading 5" style:family="paragraph" loext:hidden="true" style:hidden="true" style:parent-style-name="Heading" style:class="chapter"/>
    <style:style style:name="Heading_20_6" style:display-name="Heading 6" style:family="paragraph" loext:hidden="true" style:hidden="true" style:parent-style-name="Heading" style:class="chapter"/>
    <style:style style:name="Heading_20_7" style:display-name="Heading 7" style:family="paragraph" loext:hidden="true" style:hidden="true" style:parent-style-name="Heading" style:class="chapter"/>
    <style:style style:name="Heading_20_8" style:display-name="Heading 8" style:family="paragraph" loext:hidden="true" style:hidden="true" style:parent-style-name="Heading" style:class="chapter"/>
    <style:style style:name="Heading_20_9" style:display-name="Heading 9" style:family="paragraph" loext:hidden="true" style:hidden="true" style:parent-style-name="Heading" style:class="chapter"/>
    <style:style style:name="Heading_20_10" style:display-name="Heading 10" style:family="paragraph" loext:hidden="true" style:hidden="true" style:parent-style-name="Heading" style:class="chapter"/>
    <style:style style:name="Signature" style:family="paragraph" loext:hidden="true" style:hidden="true" style:parent-style-name="Standard" style:class="text"/>
    <style:style style:name="Subtitle" style:family="paragraph" loext:hidden="true" style:hidden="true" style:parent-style-name="Heading" style:class="chapter"/>
    <style:style style:name="Preformatted_20_Text" style:display-name="Preformatted Text" style:family="paragraph" loext:hidden="true" style:hidden="true" style:parent-style-name="Standard" style:class="html"/>
    <style:style style:name="Drawing" style:family="paragraph" loext:hidden="true" style:hidden="true" style:parent-style-name="Caption" style:class="extra"/>
    <style:style style:name="Index_20_Separator" style:display-name="Index Separator" style:family="paragraph" loext:hidden="true" style:hidden="true" style:parent-style-name="Index" style:class="index"/>
    <style:style style:name="Index_20_3" style:display-name="Index 3" style:family="paragraph" loext:hidden="true" style:hidden="true" style:parent-style-name="Index" style:class="index"/>
    <style:style style:name="Index_20_2" style:display-name="Index 2" style:family="paragraph" loext:hidden="true" style:hidden="true" style:parent-style-name="Index" style:class="index"/>
    <style:style style:name="Index_20_1" style:display-name="Index 1" style:family="paragraph" loext:hidden="true" style:hidden="true" style:parent-style-name="Index" style:class="index"/>
    <style:style style:name="Object_20_index_20_heading" style:display-name="Object index heading" style:family="paragraph" loext:hidden="true" style:hidden="true" style:parent-style-name="Heading" style:class="index"/>
    <style:style style:name="Object_20_index_20_1" style:display-name="Object index 1" style:family="paragraph" loext:hidden="true" style:hidden="true" style:parent-style-name="Index" style:class="index"/>
    <style:style style:name="Numbering_20_5_20_Cont." style:display-name="Numbering 5 Cont." style:family="paragraph" loext:hidden="true" style:hidden="true" style:parent-style-name="List" style:class="list"/>
    <style:style style:name="Numbering_20_5_20_End" style:display-name="Numbering 5 End" style:family="paragraph" loext:hidden="true" style:hidden="true" style:parent-style-name="List" style:class="list"/>
    <style:style style:name="Numbering_20_5" style:display-name="Numbering 5" style:family="paragraph" loext:hidden="true" style:hidden="true" style:parent-style-name="List" style:class="list"/>
    <style:style style:name="Numbering_20_5_20_Start" style:display-name="Numbering 5 Start" style:family="paragraph" loext:hidden="true" style:hidden="true" style:parent-style-name="List" style:class="list"/>
    <style:style style:name="Numbering_20_4_20_Cont." style:display-name="Numbering 4 Cont." style:family="paragraph" loext:hidden="true" style:hidden="true" style:parent-style-name="List" style:class="list"/>
    <style:style style:name="Numbering_20_4_20_End" style:display-name="Numbering 4 End" style:family="paragraph" loext:hidden="true" style:hidden="true" style:parent-style-name="List" style:class="list"/>
    <style:style style:name="Numbering_20_4" style:display-name="Numbering 4" style:family="paragraph" loext:hidden="true" style:hidden="true" style:parent-style-name="List" style:class="list"/>
    <style:style style:name="Numbering_20_4_20_Start" style:display-name="Numbering 4 Start" style:family="paragraph" loext:hidden="true" style:hidden="true" style:parent-style-name="List" style:class="list"/>
    <style:style style:name="Numbering_20_3_20_Cont." style:display-name="Numbering 3 Cont." style:family="paragraph" loext:hidden="true" style:hidden="true" style:parent-style-name="List" style:class="list"/>
    <style:style style:name="Numbering_20_3_20_End" style:display-name="Numbering 3 End" style:family="paragraph" loext:hidden="true" style:hidden="true" style:parent-style-name="List" style:class="list"/>
    <style:style style:name="Numbering_20_3" style:display-name="Numbering 3" style:family="paragraph" loext:hidden="true" style:hidden="true" style:parent-style-name="List" style:class="list"/>
    <style:style style:name="Numbering_20_3_20_Start" style:display-name="Numbering 3 Start" style:family="paragraph" loext:hidden="true" style:hidden="true" style:parent-style-name="List" style:class="list"/>
    <style:style style:name="Numbering_20_2_20_Cont." style:display-name="Numbering 2 Cont." style:family="paragraph" loext:hidden="true" style:hidden="true" style:parent-style-name="List" style:class="list"/>
    <style:style style:name="Numbering_20_2_20_End" style:display-name="Numbering 2 End" style:family="paragraph" loext:hidden="true" style:hidden="true" style:parent-style-name="List" style:class="list"/>
    <style:style style:name="Numbering_20_2" style:display-name="Numbering 2" style:family="paragraph" loext:hidden="true" style:hidden="true" style:parent-style-name="List" style:class="list"/>
    <style:style style:name="Numbering_20_2_20_Start" style:display-name="Numbering 2 Start" style:family="paragraph" loext:hidden="true" style:hidden="true" style:parent-style-name="List" style:class="list"/>
    <style:style style:name="Numbering_20_1_20_Cont." style:display-name="Numbering 1 Cont." style:family="paragraph" loext:hidden="true" style:hidden="true" style:parent-style-name="List" style:class="list"/>
    <style:style style:name="Numbering_20_1_20_End" style:display-name="Numbering 1 End" style:family="paragraph" loext:hidden="true" style:hidden="true" style:parent-style-name="List" style:class="list"/>
    <style:style style:name="Numbering_20_1_20_Start" style:display-name="Numbering 1 Start" style:family="paragraph" loext:hidden="true" style:hidden="true" style:parent-style-name="List" style:class="list"/>
    <style:style style:name="Bibliography_20_Heading" style:display-name="Bibliography Heading" style:family="paragraph" loext:hidden="true" style:hidden="true" style:parent-style-name="Heading" style:class="index"/>
    <style:style style:name="Marginalia" style:family="paragraph" loext:hidden="true" style:hidden="true" style:parent-style-name="Text_20_body" style:class="text"/>
    <style:style style:name="Contents_20_Heading" style:display-name="Contents Heading" style:family="paragraph" loext:hidden="true" style:hidden="true" style:parent-style-name="Heading" style:class="index"/>
    <style:style style:name="Footer_20_left" style:display-name="Footer left" style:family="paragraph" loext:hidden="true" style:hidden="true" style:parent-style-name="Standard" style:class="extra"/>
    <style:style style:name="Footer_20_right" style:display-name="Footer right" style:family="paragraph" loext:hidden="true" style:hidden="true" style:parent-style-name="Standard" style:class="extra"/>
    <style:style style:name="List_20_Indent" style:display-name="List Indent" style:family="paragraph" loext:hidden="true" style:hidden="true" style:parent-style-name="Text_20_body" style:class="text"/>
    <style:style style:name="Contents_20_1" style:display-name="Contents 1" style:family="paragraph" loext:hidden="true" style:hidden="true" style:parent-style-name="Index" style:class="index"/>
    <style:style style:name="Contents_20_2" style:display-name="Contents 2" style:family="paragraph" loext:hidden="true" style:hidden="true" style:parent-style-name="Index" style:class="index"/>
    <style:style style:name="Contents_20_3" style:display-name="Contents 3" style:family="paragraph" loext:hidden="true" style:hidden="true" style:parent-style-name="Index" style:class="index"/>
    <style:style style:name="Contents_20_4" style:display-name="Contents 4" style:family="paragraph" loext:hidden="true" style:hidden="true" style:parent-style-name="Index" style:class="index"/>
    <style:style style:name="Contents_20_5" style:display-name="Contents 5" style:family="paragraph" loext:hidden="true" style:hidden="true" style:parent-style-name="Index" style:class="index"/>
    <style:style style:name="Contents_20_6" style:display-name="Contents 6" style:family="paragraph" loext:hidden="true" style:hidden="true" style:parent-style-name="Index" style:class="index"/>
    <style:style style:name="Contents_20_7" style:display-name="Contents 7" style:family="paragraph" loext:hidden="true" style:hidden="true" style:parent-style-name="Index" style:class="index"/>
    <style:style style:name="Contents_20_8" style:display-name="Contents 8" style:family="paragraph" loext:hidden="true" style:hidden="true" style:parent-style-name="Index" style:class="index"/>
    <style:style style:name="Contents_20_9" style:display-name="Contents 9" style:family="paragraph" loext:hidden="true" style:hidden="true" style:parent-style-name="Index" style:class="index"/>
    <style:style style:name="Contents_20_10" style:display-name="Contents 10" style:family="paragraph" loext:hidden="true" style:hidden="true" style:parent-style-name="Index" style:class="index"/>
    <style:style style:name="Addressee" style:family="paragraph" loext:hidden="true" style:hidden="true" style:parent-style-name="Standard" style:class="extra"/>
    <style:style style:name="Illustration_20_Index_20_1" style:display-name="Illustration Index 1" style:family="paragraph" loext:hidden="true" style:hidden="true" style:parent-style-name="Index" style:class="index"/>
    <style:style style:name="Illustration_20_Index_20_Heading" style:display-name="Illustration Index Heading" style:family="paragraph" loext:hidden="true" style:hidden="true" style:parent-style-name="Heading" style:class="index"/>
    <style:style style:name="Sender" style:family="paragraph" loext:hidden="true" style:hidden="true" style:parent-style-name="Standard" style:class="extra"/>
    <style:style style:name="List_20_1_20_Start" style:display-name="List 1 Start" style:family="paragraph" loext:hidden="true" style:hidden="true" style:parent-style-name="List" style:class="list"/>
    <style:style style:name="List_20_1_20_End" style:display-name="List 1 End" style:family="paragraph" loext:hidden="true" style:hidden="true" style:parent-style-name="List" style:class="list"/>
    <style:style style:name="List_20_1_20_Cont." style:display-name="List 1 Cont." style:family="paragraph" loext:hidden="true" style:hidden="true" style:parent-style-name="List" style:class="list"/>
    <style:style style:name="List_20_2" style:display-name="List 2" style:family="paragraph" loext:hidden="true" style:hidden="true" style:parent-style-name="List" style:class="list"/>
    <style:style style:name="List_20_2_20_Start" style:display-name="List 2 Start" style:family="paragraph" loext:hidden="true" style:hidden="true" style:parent-style-name="List" style:class="list"/>
    <style:style style:name="List_20_2_20_End" style:display-name="List 2 End" style:family="paragraph" loext:hidden="true" style:hidden="true" style:parent-style-name="List" style:class="list"/>
    <style:style style:name="List_20_2_20_Cont." style:display-name="List 2 Cont." style:family="paragraph" loext:hidden="true" style:hidden="true" style:parent-style-name="List" style:class="list"/>
    <style:style style:name="List_20_3" style:display-name="List 3" style:family="paragraph" loext:hidden="true" style:hidden="true" style:parent-style-name="List" style:class="list"/>
    <style:style style:name="List_20_3_20_Start" style:display-name="List 3 Start" style:family="paragraph" loext:hidden="true" style:hidden="true" style:parent-style-name="List" style:class="list"/>
    <style:style style:name="List_20_3_20_End" style:display-name="List 3 End" style:family="paragraph" loext:hidden="true" style:hidden="true" style:parent-style-name="List" style:class="list"/>
    <style:style style:name="List_20_3_20_Cont." style:display-name="List 3 Cont." style:family="paragraph" loext:hidden="true" style:hidden="true" style:parent-style-name="List" style:class="list"/>
    <style:style style:name="List_20_4" style:display-name="List 4" style:family="paragraph" loext:hidden="true" style:hidden="true" style:parent-style-name="List" style:class="list"/>
    <style:style style:name="List_20_4_20_Start" style:display-name="List 4 Start" style:family="paragraph" loext:hidden="true" style:hidden="true" style:parent-style-name="List" style:class="list"/>
    <style:style style:name="List_20_4_20_End" style:display-name="List 4 End" style:family="paragraph" loext:hidden="true" style:hidden="true" style:parent-style-name="List" style:class="list"/>
    <style:style style:name="List_20_4_20_Cont." style:display-name="List 4 Cont." style:family="paragraph" loext:hidden="true" style:hidden="true" style:parent-style-name="List" style:class="list"/>
    <style:style style:name="List_20_5" style:display-name="List 5" style:family="paragraph" loext:hidden="true" style:hidden="true" style:parent-style-name="List" style:class="list"/>
    <style:style style:name="List_20_5_20_Start" style:display-name="List 5 Start" style:family="paragraph" loext:hidden="true" style:hidden="true" style:parent-style-name="List" style:class="list"/>
    <style:style style:name="List_20_5_20_End" style:display-name="List 5 End" style:family="paragraph" loext:hidden="true" style:hidden="true" style:parent-style-name="List" style:class="list"/>
    <style:style style:name="List_20_5_20_Cont." style:display-name="List 5 Cont." style:family="paragraph" loext:hidden="true" style:hidden="true" style:parent-style-name="List" style:class="list"/>
    <style:style style:name="User_20_Index_20_2" style:display-name="User Index 2" style:family="paragraph" loext:hidden="true" style:hidden="true" style:parent-style-name="Index" style:class="index"/>
    <style:style style:name="User_20_Index_20_3" style:display-name="User Index 3" style:family="paragraph" loext:hidden="true" style:hidden="true" style:parent-style-name="Index" style:class="index"/>
    <style:style style:name="User_20_Index_20_4" style:display-name="User Index 4" style:family="paragraph" loext:hidden="true" style:hidden="true" style:parent-style-name="Index" style:class="index"/>
    <style:style style:name="User_20_Index_20_5" style:display-name="User Index 5" style:family="paragraph" loext:hidden="true" style:hidden="true" style:parent-style-name="Index" style:class="index"/>
    <style:style style:name="User_20_Index_20_6" style:display-name="User Index 6" style:family="paragraph" loext:hidden="true" style:hidden="true" style:parent-style-name="Index" style:class="index"/>
    <style:style style:name="User_20_Index_20_7" style:display-name="User Index 7" style:family="paragraph" loext:hidden="true" style:hidden="true" style:parent-style-name="Index" style:class="index"/>
    <style:style style:name="User_20_Index_20_8" style:display-name="User Index 8" style:family="paragraph" loext:hidden="true" style:hidden="true" style:parent-style-name="Index" style:class="index"/>
    <style:style style:name="User_20_Index_20_9" style:display-name="User Index 9" style:family="paragraph" loext:hidden="true" style:hidden="true" style:parent-style-name="Index" style:class="index"/>
    <style:style style:name="User_20_Index_20_10" style:display-name="User Index 10" style:family="paragraph" loext:hidden="true" style:hidden="true" style:parent-style-name="Index" style:class="index"/>
    <style:style style:name="User_20_Index_20_Heading" style:display-name="User Index Heading" style:family="paragraph" loext:hidden="true" style:hidden="true" style:parent-style-name="Heading" style:class="index"/>
    <style:style style:name="Vergleich" style:family="paragraph" style:parent-style-name="HT_5f_Stumpf" style:next-style-name="HT" style:master-page-name="">
      <loext:graphic-properties draw:fill-image-width="0cm" draw:fill-image-height="0cm"/>
      <style:paragraph-properties fo:margin-left="0cm" fo:margin-right="0cm" fo:text-align="start" style:justify-single-word="false" fo:text-indent="0.6cm" style:auto-text-indent="false" style:page-number="auto" style:shadow="none">
        <style:tab-stops>
          <style:tab-stop style:position="1.499cm"/>
        </style:tab-stops>
      </style:paragraph-properties>
      <style:text-properties fo:background-color="transparent"/>
    </style:style>
    <style:style style:name="Vergleich_20_Überschrift" style:display-name="Vergleich Überschrift" style:family="paragraph" style:parent-style-name="Vergleich" style:next-style-name="Vergleich">
      <style:paragraph-properties fo:margin-top="0.3cm" fo:margin-bottom="0.3cm" style:contextual-spacing="false" style:writing-mode="lr-tb"/>
    </style:style>
    <style:style style:name="HT_5f_Überschrift" style:display-name="HT_Überschrift" style:family="paragraph" style:parent-style-name="HT" style:next-style-name="HT_5f_Stumpf" style:default-outline-level="" style:list-style-name="" style:master-page-name="">
      <style:paragraph-properties fo:margin-left="0cm" fo:margin-right="0cm" fo:line-height="0.76cm" fo:text-align="center" style:justify-single-word="false" fo:text-indent="0cm" style:auto-text-indent="false" style:page-number="auto" style:writing-mode="lr-tb"/>
      <style:text-properties fo:font-size="16pt"/>
    </style:style>
    <style:style style:name="_5b_Kein_20_Absatzformat_5d_" style:display-name="[Kein Absatzformat]" style:family="paragraph">
      <style:paragraph-properties fo:margin-top="0cm" fo:margin-bottom="0cm" style:contextual-spacing="false" fo:line-height="120%" fo:text-align="start" style:justify-single-word="false" fo:hyphenation-ladder-count="no-limit" fo:hyphenation-keep="page" loext:hyphenation-keep-type="column" style:vertical-align="middle" style:writing-mode="lr-tb"/>
      <style:text-properties fo:color="#000000" loext:opacity="100%" style:text-line-through-style="none" style:text-line-through-type="none" style:font-name="Minion Pro" fo:font-family="'Minion Pro'" style:font-family-generic="roman" style:font-pitch="variable" fo:font-size="12pt" fo:letter-spacing="normal" fo:language="de" fo:country="DE" fo:font-style="normal" style:text-underline-style="none" fo:font-weight="normal" style:font-size-asian="12pt" style:font-style-asian="normal" style:font-weight-asian="normal" style:text-emphasize="none" style:text-scale="100%" fo:hyphenate="true" fo:hyphenation-remain-char-count="2" fo:hyphenation-push-char-count="2" loext:hyphenation-no-caps="false" loext:hyphenation-no-last-word="false" loext:hyphenation-word-char-count="no-limit" loext:hyphenation-zone="no-limit"/>
    </style:style>
    <style:style style:name="_5b_Einf._20_Abs._5d_" style:display-name="[Einf. Abs.]" style:family="paragraph" style:parent-style-name="_5b_Kein_20_Absatzformat_5d_">
      <style:paragraph-properties fo:margin-left="0cm" fo:margin-right="0cm" fo:margin-top="0cm" fo:margin-bottom="0cm" style:contextual-spacing="false" fo:line-height="120%" fo:text-align="start" style:justify-single-word="false" fo:hyphenation-ladder-count="no-limit" fo:hyphenation-keep="page" loext:hyphenation-keep-type="column" fo:text-indent="0cm" style:auto-text-indent="false" style:vertical-align="middle" style:writing-mode="lr-tb"/>
      <style:text-properties fo:color="#000000" loext:opacity="100%" style:text-line-through-style="none" style:text-line-through-type="none" style:font-name="Minion Pro" fo:font-family="'Minion Pro'" style:font-family-generic="roman" style:font-pitch="variable" fo:font-size="12pt" fo:letter-spacing="normal" fo:language="de" fo:country="DE" fo:font-style="normal" style:text-underline-style="none" fo:font-weight="normal" style:font-size-asian="12pt" style:font-style-asian="normal" style:font-weight-asian="normal" style:text-emphasize="none" style:text-scale="100%" fo:hyphenate="true" fo:hyphenation-remain-char-count="2" fo:hyphenation-push-char-count="2" loext:hyphenation-no-caps="false" loext:hyphenation-no-last-word="false" loext:hyphenation-word-char-count="no-limit" loext:hyphenation-zone="no-limit"/>
    </style:style>
    <style:style style:name="Footnote_20_Symbol" style:display-name="Footnote Symbol" style:family="text" loext:hidden="true" style:hidden="true">
      <style:text-properties style:font-name="Adobe Caslon Pro2" fo:font-family="'Adobe Caslon Pro'" style:font-style-name="Standard" style:font-family-generic="roman" style:font-pitch="variable"/>
    </style:style>
    <style:style style:name="Footnote_20_anchor" style:display-name="Footnote anchor" style:family="text" loext:hidden="true" style:hidden="true">
      <style:text-properties style:text-position="0% 100%" style:font-name="Adobe Caslon Pro:sups" fo:font-family="'Adobe Caslon Pro:sups'" style:font-style-name="Standard" style:font-family-generic="roman" style:font-pitch="variable" loext:shadow="none"/>
    </style:style>
    <style:style style:name="Strong_20_Emphasis" style:display-name="Strong Emphasis" style:family="text" loext:hidden="true" style:hidden="true">
      <style:text-properties fo:font-weight="bold" style:font-weight-asian="bold" style:font-weight-complex="bold"/>
    </style:style>
    <style:style style:name="Numbering_20_Symbols" style:display-name="Numbering Symbols" style:family="text" loext:hidden="true" style:hidden="true"/>
    <style:style style:name="Endnote_20_Symbol" style:display-name="Endnote Symbol" style:family="text" loext:hidden="true" style:hidden="true"/>
    <style:style style:name="Endnote_20_anchor" style:display-name="Endnote anchor" style:family="text" loext:hidden="true" style:hidden="true">
      <style:text-properties style:text-position="super 58%"/>
    </style:style>
    <style:style style:name="Internet_20_link" style:display-name="Internet link" style:family="text" loext:hidden="true" style:hidden="true">
      <style:text-properties fo:color="#000080" loext:opacity="10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loext:hidden="true" style:hidden="true">
      <style:text-properties style:font-name="OpenSymbol" fo:font-family="OpenSymbol" style:font-name-asian="OpenSymbol" style:font-family-asian="OpenSymbol" style:font-name-complex="OpenSymbol" style:font-family-complex="OpenSymbol"/>
    </style:style>
    <style:style style:name="Kursiv" style:family="text">
      <style:text-properties style:font-name="Adobe Caslon Pro:onum" fo:font-family="'Adobe Caslon Pro:onum'" style:font-style-name="Kursiv" style:font-family-generic="roman" style:font-pitch="variable" fo:font-size="12pt" fo:font-style="italic"/>
    </style:style>
    <style:style style:name="Super" style:family="text" style:parent-style-name="Kursiv">
      <style:text-properties style:text-position="0% 100%" style:font-name="Adobe Caslon Pro:sups" fo:font-family="'Adobe Caslon Pro:sups'" style:font-style-name="Standard" style:font-family-generic="roman" style:font-pitch="variable" fo:font-style="normal"/>
    </style:style>
    <style:style style:name="Sperrung_20_1_2c_5pt" style:display-name="Sperrung 1,5pt" style:family="text">
      <style:text-properties style:font-name="Adobe Caslon Pro:onum1" fo:font-family="'Adobe Caslon Pro:onum'" style:font-style-name="Standard" style:font-family-generic="roman" style:font-pitch="variable" fo:letter-spacing="0.053cm"/>
    </style:style>
    <style:style style:name="Sperrung_20_1_2c_5pt_5f_Kursiv" style:display-name="Sperrung 1,5pt_Kursiv" style:family="text" style:parent-style-name="Sperrung_20_1_2c_5pt">
      <style:text-properties fo:font-style="italic" fo:background-color="transparent"/>
    </style:style>
    <style:style style:name="Sperrung_20_1pt" style:display-name="Sperrung 1pt" style:family="text" style:parent-style-name="Sperrung_20_1_2c_5pt">
      <style:text-properties fo:letter-spacing="0.035cm" fo:background-color="transparent"/>
    </style:style>
    <style:style style:name="Kursiv_20_Fn" style:display-name="Kursiv Fn" style:family="text" style:parent-style-name="Kursiv">
      <style:text-properties fo:font-size="10pt"/>
    </style:style>
    <style:style style:name="Sperrung_20_1pt_5f_kursiv" style:display-name="Sperrung 1pt_kursiv" style:family="text" style:parent-style-name="Sperrung_20_1_2c_5pt_5f_Kursiv">
      <style:text-properties fo:letter-spacing="0.035cm" fo:background-color="transparent" loext:shadow="none"/>
    </style:style>
    <style:style style:name="Main_20_index_20_entry" style:display-name="Main index entry" style:family="text" loext:hidden="true" style:hidden="true">
      <style:text-properties fo:font-weight="bold" style:font-weight-asian="bold" style:font-weight-complex="bold"/>
    </style:style>
    <style:style style:name="Variable" style:family="text" loext:hidden="true" style:hidden="true">
      <style:text-properties fo:font-style="italic" style:font-style-asian="italic" style:font-style-complex="italic"/>
    </style:style>
    <style:style style:name="Vertical_20_Numbering_20_Symbols" style:display-name="Vertical Numbering Symbols" style:family="text" loext:hidden="true" style:hidden="true">
      <style:text-properties style:text-rotation-angle="90" style:text-rotation-scale="line-height"/>
    </style:style>
    <style:style style:name="Index_20_Link" style:display-name="Index Link" style:family="text" loext:hidden="true" style:hidden="true"/>
    <style:style style:name="Line_20_numbering" style:display-name="Line numbering" style:family="text" loext:hidden="true" style:hidden="true"/>
    <style:style style:name="Citation" style:family="text" loext:hidden="true" style:hidden="true">
      <style:text-properties fo:font-style="italic" style:font-style-asian="italic" style:font-style-complex="italic"/>
    </style:style>
    <style:style style:name="Rubies" style:family="text" loext:hidden="true" style:hidden="true">
      <style:text-properties fo:font-size="6pt" style:text-underline-style="none" style:font-size-asian="6pt" style:font-size-complex="6pt" style:text-emphasize="none"/>
    </style:style>
    <style:style style:name="Page_20_Number" style:display-name="Page Number" style:family="text" loext:hidden="true" style:hidden="true"/>
    <style:style style:name="Source_20_Text" style:display-name="Source Text"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Placeholder" style:family="text" loext:hidden="true" style:hidden="true">
      <style:text-properties fo:font-variant="small-caps" fo:color="#008080" loext:opacity="100%" style:text-underline-style="dotted" style:text-underline-width="auto" style:text-underline-color="font-color"/>
    </style:style>
    <style:style style:name="Teletype"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Drop_20_Caps" style:display-name="Drop Caps" style:family="text" loext:hidden="true" style:hidden="true"/>
    <style:style style:name="Definition" style:family="text" loext:hidden="true" style:hidden="true"/>
    <style:style style:name="Emphasis" style:family="text" loext:hidden="true" style:hidden="true">
      <style:text-properties fo:font-style="italic" style:font-style-asian="italic" style:font-style-complex="italic"/>
    </style:style>
    <style:style style:name="Visited_20_Internet_20_Link" style:display-name="Visited Internet Link" style:family="text" loext:hidden="true" style:hidden="true">
      <style:text-properties fo:color="#800000" loext:opacity="100%"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loext:hidden="true" style:hidden="true"/>
    <style:style style:name="User_20_Entry" style:display-name="User Entry"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xample"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Kapitälchen" style:family="text">
      <style:text-properties style:font-name="Adobe Caslon Pro:smcp&amp;c2sc" fo:font-family="'Adobe Caslon Pro:smcp&amp;c2sc'" style:font-style-name="Standard" style:font-family-generic="roman" style:font-pitch="variable" fo:letter-spacing="0.028cm" loext:shadow="none"/>
    </style:style>
    <style:style style:name="Sub" style:family="text">
      <style:text-properties style:font-name="Adobe Caslon Pro:subs" fo:font-family="'Adobe Caslon Pro:subs'" style:font-style-name="Standard" style:font-family-generic="roman" style:font-pitch="variable"/>
    </style:style>
    <style:style style:name="Tabellenziffern" style:family="text">
      <style:text-properties style:font-name="Adobe Caslon Pro2" fo:font-family="'Adobe Caslon Pro'" style:font-style-name="Standard" style:font-family-generic="roman" style:font-pitch="variable" loext:shadow="none"/>
    </style:style>
    <style:style style:name="Keine_20_Ligaturen" style:display-name="Keine Ligaturen" style:family="text">
      <style:text-properties style:font-name="Adobe Caslon Pro:liga=0" fo:font-family="'Adobe Caslon Pro:liga=0'" style:font-style-name="Standard" style:font-family-generic="roman" style:font-pitch="variable" loext:shadow="none"/>
    </style:style>
    <style:style style:name="Tabellenziffern_20_Sperrung_20_1pt" style:display-name="Tabellenziffern Sperrung 1pt" style:family="text" style:parent-style-name="Tabellenziffern">
      <style:text-properties fo:letter-spacing="0.035cm"/>
    </style:style>
    <style:style style:name="Winkelklammern" style:family="text">
      <style:text-properties style:font-name="Symbol" fo:font-family="Symbol" style:font-style-name="Standard" style:font-family-generic="roman" style:font-pitch="variable" style:font-charset="x-symbol" fo:font-size="6pt" fo:letter-spacing="0.071cm" loext:shadow="none"/>
    </style:style>
    <style:style style:name="Sperrung_20_-2pt" style:display-name="Sperrung -2pt" style:family="text">
      <style:text-properties fo:letter-spacing="-0.071cm"/>
    </style:style>
    <style:style style:name="Graphics" style:family="graphic">
      <style:graphic-properties text:anchor-type="paragraph" svg:x="0cm" svg:y="0cm" style:wrap="none" style:vertical-pos="top" style:vertical-rel="paragraph" style:horizontal-pos="center" style:horizontal-rel="paragraph" fo:background-color="transparent" draw:fill="none" draw:fill-color="#cfe7f5"/>
    </style:style>
    <style:style style:name="Frame" style:family="graphic">
      <style:graphic-properties text:anchor-type="paragraph" svg:x="0cm" svg:y="0cm" fo:margin-left="0.201cm" fo:margin-right="0.201cm" fo:margin-top="0.201cm" fo:margin-bottom="0.201cm" style:protect="position" style:wrap="parallel" style:number-wrapped-paragraphs="no-limit" style:wrap-contour="false" style:vertical-pos="top" style:vertical-rel="paragraph-content" style:horizontal-pos="center" style:horizontal-rel="paragraph-content" fo:background-color="transparent" draw:fill="none" draw:fill-color="#cfe7f5" fo:padding="0cm" fo:border="none" style:shadow="none" draw:shadow-opacity="100%">
        <style:columns fo:column-count="1" fo:column-gap="0cm"/>
      </style:graphic-properties>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RTF_5f_Num_20_2" style:display-name="RTF_Num 2">
      <text:list-level-style-number text:level="1" loext:num-list-format="%1%" style:num-format="">
        <style:list-level-properties/>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chapter"/>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text-properties fo:language="en" fo:country="GB"/>
    </style:style>
    <style:style style:name="MP2" style:family="paragraph" style:parent-style-name="Footer">
      <style:text-properties officeooo:paragraph-rsid="00f73988"/>
    </style:style>
    <style:style style:name="MP3" style:family="paragraph" style:parent-style-name="Header">
      <style:text-properties fo:language="en" fo:country="GB"/>
    </style:style>
    <style:style style:name="MP4" style:family="paragraph" style:parent-style-name="Footer">
      <style:text-properties fo:language="en" fo:country="GB"/>
    </style:style>
    <style:style style:name="MT1" style:family="text">
      <style:text-properties officeooo:rsid="01245632"/>
    </style:style>
    <style:style style:name="MT2" style:family="text">
      <style:text-properties officeooo:rsid="012331df"/>
    </style:style>
    <style:page-layout style:name="Mpm1">
      <style:page-layout-properties fo:page-width="21.001cm" fo:page-height="29.7cm" style:num-format="1" style:print-orientation="portrait" fo:margin-top="3.3cm" fo:margin-bottom="4.949cm" fo:margin-left="2.33cm" fo:margin-right="4.77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cfe7f5" style:footnote-max-height="0cm" loext:margin-gutter="0cm">
        <style:footnote-sep style:distance-before-sep="0.199cm" style:distance-after-sep="0.101cm" style:line-style="none" style:adjustment="left" style:rel-width="25%" style:color="#000000"/>
      </style:page-layout-properties>
      <style:header-style/>
      <style:footer-style>
        <style:header-footer-properties fo:min-height="1.101cm" fo:margin-left="0cm" fo:margin-right="0cm" fo:margin-top="1cm" style:dynamic-spacing="false"/>
      </style:footer-style>
    </style:page-layout>
    <style:page-layout style:name="Mpm2">
      <style:page-layout-properties fo:page-width="21.001cm" fo:page-height="29.7cm" style:num-format="1" style:print-orientation="portrait" fo:margin-top="3.221cm" fo:margin-bottom="4.2cm" fo:margin-left="2.33cm" fo:margin-right="4.671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cfe7f5" draw:fill-image-width="0cm" draw:fill-image-height="0cm" style:footnote-max-height="0cm" loext:margin-gutter="0cm">
        <style:columns fo:column-count="1" fo:column-gap="0cm"/>
        <style:footnote-sep style:distance-before-sep="0.199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59cm" fo:page-height="27.94cm" style:num-format="1" style:print-orientation="portrait" fo:margin-top="1.27cm" fo:margin-bottom="2.54cm" fo:margin-left="3.175cm" fo:margin-right="3.17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0cm" fo:margin-left="0cm" fo:margin-right="0cm" fo:margin-top="0.499cm"/>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5">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none" style:adjustment="left" style:rel-width="25%" style:color="#000000"/>
      </style:page-layout-properties>
      <style:header-style/>
      <style:footer-style>
        <style:header-footer-properties fo:min-height="0cm" fo:margin-left="0cm" fo:margin-right="0cm" fo:margin-top="0.499cm"/>
      </style:footer-style>
    </style:page-layout>
    <style:style style:name="Mdp1" style:family="drawing-page">
      <style:drawing-page-properties draw:fill="none" draw:background-size="full" draw:fill-color="#cfe7f5"/>
    </style:style>
    <style:style style:name="Mdp2" style:family="drawing-page">
      <style:drawing-page-properties draw:fill="none" draw:background-size="full" draw:fill-color="#cfe7f5" draw:fill-image-width="0cm" draw:fill-image-height="0cm"/>
    </style:style>
    <style:style style:name="Mdp3" style:family="drawing-page">
      <style:drawing-page-properties draw:background-size="full"/>
    </style:style>
  </office:automatic-styles>
  <office:master-styles>
    <style:master-page style:name="Standard" style:page-layout-name="Mpm1" draw:style-name="Mdp1">
      <style:footer>
        <text:p text:style-name="MP1"/>
      </style:footer>
    </style:master-page>
    <style:master-page style:name="Converted1" style:page-layout-name="Mpm2" draw:style-name="Mdp2">
      <style:footer>
        <text:p text:style-name="MP2"><text:span text:style-name="MT1"><text:file-name text:display="name">Zur Geschichte und Überlieferung der KGPZ</text:file-name></text:span><text:span text:style-name="MT1"><text:s/></text:span><text:page-number text:select-page="current">5</text:page-number><text:span text:style-name="MT2">/</text:span><text:span text:style-name="MT2"><text:page-count>5</text:page-count></text:span></text:p>
      </style:footer>
    </style:master-page>
    <style:master-page style:name="Converted2" style:page-layout-name="Mpm3" draw:style-name="Mdp3">
      <style:header>
        <text:p text:style-name="MP3"/>
      </style:header>
      <style:footer>
        <text:p text:style-name="MP4"/>
      </style:footer>
    </style:master-page>
    <style:master-page style:name="Converted3" style:page-layout-name="Mpm3" draw:style-name="Mdp3">
      <style:header>
        <text:p text:style-name="MP3"/>
      </style:header>
      <style:footer>
        <text:p text:style-name="MP4"/>
      </style:footer>
    </style:master-page>
    <style:master-page style:name="Converted4" style:page-layout-name="Mpm3" draw:style-name="Mdp3">
      <style:header>
        <text:p text:style-name="MP3"/>
      </style:header>
      <style:footer>
        <text:p text:style-name="MP4"/>
      </style:footer>
    </style:master-page>
    <style:master-page style:name="Converted5" style:page-layout-name="Mpm3" draw:style-name="Mdp3">
      <style:header>
        <text:p text:style-name="MP3"/>
      </style:header>
      <style:footer>
        <text:p text:style-name="MP4"/>
      </style:footer>
    </style:master-page>
    <style:master-page style:name="Converted6" style:page-layout-name="Mpm3" draw:style-name="Mdp3">
      <style:header>
        <text:p text:style-name="MP3"/>
      </style:header>
      <style:footer>
        <text:p text:style-name="MP4"/>
      </style:footer>
    </style:master-page>
    <style:master-page style:name="Converted7" style:page-layout-name="Mpm3" draw:style-name="Mdp3">
      <style:header>
        <text:p text:style-name="MP3"/>
      </style:header>
      <style:footer>
        <text:p text:style-name="MP4"/>
      </style:footer>
    </style:master-page>
    <style:master-page style:name="Converted8" style:page-layout-name="Mpm3" draw:style-name="Mdp3">
      <style:header>
        <text:p text:style-name="MP3"/>
      </style:header>
      <style:footer>
        <text:p text:style-name="MP4"/>
      </style:footer>
    </style:master-page>
    <style:master-page style:name="Converted9" style:page-layout-name="Mpm3" draw:style-name="Mdp3">
      <style:header>
        <text:p text:style-name="MP3"/>
      </style:header>
      <style:footer>
        <text:p text:style-name="MP4"/>
      </style:footer>
    </style:master-page>
    <style:master-page style:name="HTML" style:page-layout-name="Mpm4" draw:style-name="Mdp3">
      <style:footer>
        <text:p text:style-name="MP4"/>
      </style:footer>
    </style:master-page>
    <style:master-page style:name="First_20_Page" style:display-name="First Page" style:page-layout-name="Mpm5" draw:style-name="Mdp3" style:next-style-name="Standard"/>
    <style:master-page style:name="Endnote" style:page-layout-name="Mpm6" draw:style-name="Mdp3">
      <style:footer>
        <text:p text:style-name="MP4"/>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5-09-26T16:48:13.74</meta:creation-date>
    <meta:editing-duration>P17DT20H54M8S</meta:editing-duration>
    <meta:editing-cycles>149</meta:editing-cycles>
    <meta:generator>LibreOffice/25.2.7.2$Windows_X86_64 LibreOffice_project/5cbfd1ab6520636bb5f7b99185aa69bd7456825d</meta:generator>
    <dc:date>2026-02-12T18:38:06.424869100</dc:date>
    <meta:print-date>2025-12-10T20:26:28.926227700</meta:print-date>
    <meta:printed-by>PDF-Dateien</meta:printed-by>
    <meta:document-statistic meta:table-count="0" meta:image-count="0" meta:object-count="0" meta:page-count="5" meta:paragraph-count="35" meta:word-count="1420" meta:character-count="10261" meta:non-whitespace-character-count="8866"/>
  </office:meta>
</office:document-meta>
</file>